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2.944cm"/>
    </style:style>
    <style:style style:name="Tabela1.B" style:family="table-column">
      <style:table-column-properties style:column-width="14.056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9" style:family="table">
      <style:table-properties style:width="17cm" table:align="left"/>
    </style:style>
    <style:style style:name="Tabela9.A" style:family="table-column">
      <style:table-column-properties style:column-width="3.395cm"/>
    </style:style>
    <style:style style:name="Tabela9.B" style:family="table-column">
      <style:table-column-properties style:column-width="13.605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7"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13"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5" style:family="paragraph" style:parent-style-name="Table_20_Contents">
      <style:paragraph-properties fo:margin-top="0cm" fo:margin-bottom="0cm" style:contextual-spacing="false" fo:line-height="115%" fo:text-align="start" style:justify-single-word="false"/>
      <style:text-properties fo:font-size="10pt" style:font-size-asian="10pt" style:font-size-complex="10pt"/>
    </style:style>
    <style:style style:name="P16" style:family="paragraph" style:parent-style-name="Table_20_Contents">
      <style:paragraph-properties fo:margin-top="0cm" fo:margin-bottom="0cm" style:contextual-spacing="false" fo:line-height="115%" fo:text-align="start" style:justify-single-word="false"/>
      <style:text-properties fo:font-size="10pt" fo:font-weight="bold" style:font-size-asian="10pt" style:font-size-complex="10pt"/>
    </style:style>
    <style:style style:name="P17" style:family="paragraph" style:parent-style-name="Standard">
      <style:paragraph-properties fo:margin-top="0cm" fo:margin-bottom="0cm" style:contextual-spacing="false" fo:line-height="115%"/>
      <style:text-properties fo:font-size="10pt" style:font-size-asian="10pt" style:font-size-complex="10pt"/>
    </style:style>
    <style:style style:name="P18" style:family="paragraph" style:parent-style-name="Heading_20_1">
      <style:paragraph-properties fo:margin-top="0cm" fo:margin-bottom="0cm" style:contextual-spacing="false" fo:line-height="115%"/>
    </style:style>
    <style:style style:name="P19" style:family="paragraph" style:parent-style-name="Text_20_body">
      <style:paragraph-properties fo:margin-top="0cm" fo:margin-bottom="0cm" style:contextual-spacing="false" fo:line-height="115%"/>
    </style:style>
    <style:style style:name="P20" style:family="paragraph" style:parent-style-name="Heading_20_2">
      <style:paragraph-properties fo:margin-top="0cm" fo:margin-bottom="0cm" style:contextual-spacing="false" fo:line-height="115%"/>
      <style:text-properties fo:font-size="10pt" style:font-size-asian="10pt" style:font-size-complex="10pt"/>
    </style:style>
    <style:style style:name="P21" style:family="paragraph" style:parent-style-name="Text_20_body">
      <style:paragraph-properties fo:margin-top="0cm" fo:margin-bottom="0cm" style:contextual-spacing="false" fo:line-height="115%"/>
      <style:text-properties fo:font-size="10pt" style:font-size-asian="10pt" style:font-size-complex="10pt"/>
    </style:style>
    <style:style style:name="P22" style:family="paragraph" style:parent-style-name="Preformatted_20_Text">
      <style:paragraph-properties fo:margin-top="0cm" fo:margin-bottom="0cm" style:contextual-spacing="false" fo:line-height="115%" fo:padding="0.049cm" fo:border="0.06pt solid #000000" style:shadow="#808080 0.176cm 0.176cm"/>
    </style:style>
    <style:style style:name="P23" style:family="paragraph" style:parent-style-name="Preformatted_20_Text">
      <style:paragraph-properties fo:margin-top="0cm" fo:margin-bottom="0cm" style:contextual-spacing="false" fo:line-height="115%" fo:padding="0.049cm" fo:border="0.06pt solid #000000" style:shadow="#808080 0.176cm 0.176cm"/>
      <style:text-properties fo:font-weight="normal" fo:background-color="transparent" style:font-weight-asian="normal" style:font-weight-complex="normal"/>
    </style:style>
    <style:style style:name="P24" style:family="paragraph" style:parent-style-name="Preformatted_20_Text">
      <style:paragraph-properties fo:margin-top="0cm" fo:margin-bottom="0cm" style:contextual-spacing="false" fo:line-height="115%"/>
    </style:style>
    <style:style style:name="P25" style:family="paragraph" style:parent-style-name="Text_20_body">
      <style:paragraph-properties fo:margin-top="0cm" fo:margin-bottom="0cm" style:contextual-spacing="false" fo:line-height="115%"/>
      <style:text-properties fo:font-size="10pt" fo:font-weight="bold" style:font-size-asian="10pt" style:font-size-complex="10pt"/>
    </style:style>
    <style:style style:name="P26"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27" style:family="paragraph" style:parent-style-name="Text_20_body">
      <style:paragraph-properties fo:margin-top="0cm" fo:margin-bottom="0cm" style:contextual-spacing="false" fo:line-height="115%" fo:padding="0.049cm" fo:border="0.06pt solid #000000" style:shadow="#808080 0.176cm 0.176cm"/>
      <style:text-properties fo:font-size="10pt" fo:font-weight="bold" style:font-size-asian="10pt" style:font-size-complex="10pt"/>
    </style:style>
    <style:style style:name="P28" style:family="paragraph" style:parent-style-name="Table_20_Contents">
      <style:paragraph-properties fo:margin-top="0cm" fo:margin-bottom="0cm" style:contextual-spacing="false" fo:line-height="115%"/>
      <style:text-properties fo:font-size="10pt" style:font-size-asian="10pt" style:font-size-complex="10pt"/>
    </style:style>
    <style:style style:name="P29" style:family="paragraph" style:parent-style-name="Table_20_Contents">
      <style:paragraph-properties fo:margin-top="0cm" fo:margin-bottom="0cm" style:contextual-spacing="false" fo:line-height="115%"/>
      <style:text-properties fo:font-size="10pt" fo:font-weight="bold" style:font-size-asian="10pt" style:font-size-complex="10pt"/>
    </style:style>
    <style:style style:name="P30"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1"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32" style:family="paragraph" style:parent-style-name="Text_20_body" style:list-style-name="L2">
      <style:paragraph-properties fo:margin-top="0cm" fo:margin-bottom="0cm" style:contextual-spacing="false" fo:line-height="115%" fo:text-align="justify" style:justify-single-word="false"/>
      <style:text-properties fo:font-size="10pt" style:font-size-asian="10pt" style:font-size-complex="10pt"/>
    </style:style>
    <style:style style:name="P33" style:family="paragraph" style:parent-style-name="Heading_20_4">
      <style:paragraph-properties fo:margin-top="0cm" fo:margin-bottom="0cm" style:contextual-spacing="false" fo:line-height="115%" fo:text-align="justify" style:justify-single-word="false"/>
      <style:text-properties fo:font-size="10pt" officeooo:paragraph-rsid="0010dbe5" style:font-size-asian="10pt" style:font-size-complex="10pt"/>
    </style:style>
    <style:style style:name="P34" style:family="paragraph" style:parent-style-name="Heading_20_4">
      <style:paragraph-properties fo:margin-top="0cm" fo:margin-bottom="0cm" style:contextual-spacing="false" fo:line-height="115%" fo:text-align="justify" style:justify-single-word="false"/>
      <style:text-properties fo:font-size="10pt" fo:font-weight="normal" officeooo:paragraph-rsid="0010dbe5" style:font-size-asian="10pt" style:font-weight-asian="normal" style:font-size-complex="10pt" style:font-weight-complex="normal"/>
    </style:style>
    <style:style style:name="P35" style:family="paragraph" style:parent-style-name="Text_20_body">
      <style:paragraph-properties fo:margin-top="0cm" fo:margin-bottom="0cm" style:contextual-spacing="false" fo:line-height="115%" fo:text-align="center" style:justify-single-word="false"/>
      <style:text-properties fo:font-size="10pt" style:font-size-asian="10pt" style:font-size-complex="10pt"/>
    </style:style>
    <style:style style:name="P36" style:family="paragraph" style:parent-style-name="Table_20_Contents">
      <style:paragraph-properties fo:margin-top="0cm" fo:margin-bottom="0cm" style:contextual-spacing="false" fo:line-height="115%" fo:text-align="center"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38"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3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0"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4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4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43"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44" style:family="paragraph" style:parent-style-name="Standard">
      <style:paragraph-properties fo:margin-top="0cm" fo:margin-bottom="0cm" style:contextual-spacing="false" fo:line-height="115%" fo:text-align="justify" style:justify-single-word="false"/>
      <style:text-properties fo:font-size="10pt" style:font-size-asian="10pt" style:font-size-complex="10pt"/>
    </style:style>
    <style:style style:name="P45"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46"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47"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8"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9"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50"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51"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53"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54"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55"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56" style:family="paragraph" style:parent-style-name="Text_20_body">
      <style:paragraph-properties fo:margin-top="0cm" fo:margin-bottom="0cm" style:contextual-spacing="false" fo:text-align="justify" style:justify-single-word="false"/>
      <style:text-properties fo:font-size="10pt" fo:font-weight="bold" style:font-size-asian="10pt" style:font-size-complex="10pt"/>
    </style:style>
    <style:style style:name="P57"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58"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59"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60" style:family="paragraph" style:parent-style-name="Heading_20_2">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1" style:family="paragraph" style:parent-style-name="Text_20_body">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2"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4" style:family="paragraph" style:parent-style-name="Table_20_Contents">
      <style:paragraph-properties fo:margin-top="0cm" fo:margin-bottom="0cm" style:contextual-spacing="false" fo:line-height="115%" fo:text-align="justify" style:justify-single-word="false" fo:padding="0.049cm" fo:border="none"/>
      <style:text-properties fo:font-size="10pt" fo:font-weight="bold" style:font-size-asian="10pt" style:font-size-complex="10pt"/>
    </style:style>
    <style:style style:name="P65" style:family="paragraph" style:parent-style-name="Table_20_Contents">
      <style:paragraph-properties fo:margin-top="0cm" fo:margin-bottom="0cm" style:contextual-spacing="false" fo:line-height="115%" fo:text-align="justify" style:justify-single-word="false" fo:padding="0.049cm" fo:border="none"/>
      <style:text-properties fo:font-size="2pt" style:font-size-asian="2pt" style:font-size-complex="2pt"/>
    </style:style>
    <style:style style:name="P66"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67"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68"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69" style:family="paragraph" style:parent-style-name="Heading_20_1">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7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72"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73" style:family="paragraph" style:parent-style-name="Standard">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5"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76"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fo:font-weight="bold" style:font-size-asian="10pt" style:font-size-complex="10pt"/>
    </style:style>
    <style:style style:name="P77"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9" style:family="paragraph" style:parent-style-name="Text_20_body" style:list-style-name="L20">
      <style:paragraph-properties fo:margin-top="0cm" fo:margin-bottom="0cm" style:contextual-spacing="false" fo:text-align="justify" style:justify-single-word="false"/>
      <style:text-properties fo:font-size="10pt" fo:font-weight="bold" style:font-size-asian="10pt" style:font-size-complex="10pt"/>
    </style:style>
    <style:style style:name="P80"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81"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T1" style:family="text">
      <style:text-properties officeooo:rsid="0010dbe5"/>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weight="normal" fo:background-color="transparent" loext:char-shading-value="0" style:font-weight-asian="normal" style:font-weight-complex="normal"/>
    </style:style>
    <style:style style:name="T8" style:family="text">
      <style:text-properties fo:background-color="#ffffa6" loext:char-shading-value="0"/>
    </style:style>
    <style:style style:name="T9" style:family="text">
      <style:text-properties officeooo:rsid="000cdaa1"/>
    </style:style>
    <style:style style:name="T10" style:family="text">
      <style:text-properties officeooo:rsid="000d7bd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6</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8</text:a></text:p>
          <text:p text:style-name="P1"><text:a xlink:type="simple" xlink:href="#__RefHeading___Toc2288_3828932059" office:name="O Operador Ternário em JavaScript" text:style-name="Index_20_Link" text:visited-style-name="Index_20_Link">O Operador Ternário em JavaScript<text:tab/>21</text:a></text:p>
          <text:p text:style-name="P1"><text:a xlink:type="simple" xlink:href="#__RefHeading___Toc2290_3828932059" office:name="O Operador typeof em JavaScript" text:style-name="Index_20_Link" text:visited-style-name="Index_20_Link">O Operador typeof em JavaScript<text:tab/>24</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h text:style-name="P12" text:outline-level="3"><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0"/>
      <text:p text:style-name="P7"><text:soft-page-break/>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3"/>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4"><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3"/>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able:table table:name="Tabela1" table:style-name="Tabela1">
        <table:table-column table:style-name="Tabela1.A"/>
        <table:table-column table:style-name="Tabela1.B"/>
        <table:table-row>
          <table:table-cell table:style-name="Tabela1.A1" office:value-type="string">
            <text:p text:style-name="P15">Benefício</text:p>
          </table:table-cell>
          <table:table-cell table:style-name="Tabela1.B1" office:value-type="string">
            <text:p text:style-name="P15">Descrição</text:p>
          </table:table-cell>
        </table:table-row>
        <table:table-row>
          <table:table-cell table:style-name="Tabela1.A2" office:value-type="string">
            <text:p text:style-name="P16">Prevenção de Erros</text:p>
          </table:table-cell>
          <table:table-cell table:style-name="Tabela1.B2" office:value-type="string">
            <text:p text:style-name="P15">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6">Código Mais Limpo</text:p>
          </table:table-cell>
          <table:table-cell table:style-name="Tabela1.B2" office:value-type="string">
            <text:p text:style-name="P15">Ao exigir a declaração explícita de variáveis, o código se torna mais legível e a intenção do programador, mais clara.</text:p>
          </table:table-cell>
        </table:table-row>
        <table:table-row>
          <table:table-cell table:style-name="Tabela1.A2" office:value-type="string">
            <text:p text:style-name="P16">Melhores Práticas</text:p>
          </table:table-cell>
          <table:table-cell table:style-name="Tabela1.B2" office:value-type="string">
            <text:p text:style-name="P15">Incentiva e "obriga" os programadores a adotarem práticas de codificação mais seguras e disciplinadas.</text:p>
          </table:table-cell>
        </table:table-row>
        <table:table-row>
          <table:table-cell table:style-name="Tabela1.A5" office:value-type="string">
            <text:p text:style-name="P16">Segurança</text:p>
          </table:table-cell>
          <table:table-cell table:style-name="Tabela1.B5" office:value-type="string">
            <text:p text:style-name="P15">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7"/>
      <text:h text:style-name="P18" text:outline-level="1"><text:bookmark-start text:name="__RefHeading___Toc80_2060006272"/><text:soft-page-break/>Declaração de Variáveis em JavaScript (<text:span text:style-name="Source_20_Text">var</text:span>, <text:span text:style-name="Source_20_Text">let</text:span>, <text:span text:style-name="Source_20_Text">const</text:span>)<text:bookmark-end text:name="__RefHeading___Toc80_2060006272"/></text:h>
      <text:p text:style-name="P19"/>
      <text:h text:style-name="P20" text:outline-level="2">1. Introdução à Declaração de Variáveis e Sua Importância</text:h>
      <text:p text:style-name="P21"/>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7">Neste resumo, abordaremos as três principais palavras-chave para a declaração de variáveis em JavaScript: <text:span text:style-name="Source_20_Text">var</text:span>, <text:span text:style-name="Source_20_Text">let</text:span> e <text:span text:style-name="Source_20_Text">const</text:span>. O objetivo é elucidar as diferenças cruciais entre elas, com foco especial em dois aspectos determinantes: <text:span text:style-name="T5">escopo</text:span> (onde a variável é acessível) e <text:span text:style-name="T5">mutabilidade</text:span> (se o seu valor pode ser alterado). Compreender essas distinções é vital para escrever um código mais limpo, previsível e livre de erros. Começaremos analisando a forma mais antiga e tradicional de declaração, o <text:span text:style-name="Source_20_Text">var</text:span>.</text:p>
      <text:p text:style-name="P7"/>
      <text:h text:style-name="P20" text:outline-level="2">2. A Abordagem Clássica: Analisando o <text:span text:style-name="Source_20_Text">var</text:span></text:h>
      <text:p text:style-name="P21"><text:span text:style-name="Source_20_Text"/></text:p>
      <text:p text:style-name="P7">Historicamente, <text:span text:style-name="Source_20_Text">var</text:span> foi a única maneira de declarar variáveis em JavaScript. Entender seu comportamento é essencial não apenas para dar manutenção em códigos legados, mas também para apreciar as melhorias introduzidas posteriormente. A principal característica do <text:span text:style-name="Source_20_Text">var</text:span> é o seu <text:span text:style-name="T5">escopo de função</text:span>. Isso significa que uma variável declarada com <text:span text:style-name="Source_20_Text">var</text:span> é acessível em qualquer lugar dentro da função em que foi criada.</text:p>
      <text:p text:style-name="P21"/>
      <text:p text:style-name="P7">Esse comportamento é causado por um mecanismo chamado <text:span text:style-name="T6">hoisting</text:span> (elevação). Como o instrutor explica, "o JavaScript tem a política de fazer a elevação dessa variável até o topo... de onde essa variável foi implementada". Essencialmente, durante a compilação, as declarações <text:span text:style-name="Source_20_Text">var</text:span> são conceitualmente "içadas" para o topo de sua função, o que as torna disponíveis em todo o escopo funcional, independentemente de onde foram declaradas. Isso leva a um problema prático conhecido como "vazamento de escopo". Considere o seguinte exemplo:</text:p>
      <text:p text:style-name="P7"/>
      <text:p text:style-name="P22"><text:span text:style-name="Source_20_Text"><text:span text:style-name="T7">if (true) {</text:span></text:span></text:p>
      <text:p text:style-name="P22"><text:span text:style-name="Source_20_Text"><text:span text:style-name="T7"><text:s text:c="2"/>var nome = "Bruno";</text:span></text:span></text:p>
      <text:p text:style-name="P22"><text:span text:style-name="Source_20_Text"><text:span text:style-name="T7">}</text:span></text:span></text:p>
      <text:p text:style-name="P23"/>
      <text:p text:style-name="P22"><text:span text:style-name="Source_20_Text"><text:span text:style-name="T7">console.log(nome); // Saída: "Bruno"</text:span></text:span></text:p>
      <text:p text:style-name="P24"><text:span text:style-name="Source_20_Text"><text:span text:style-name="T8"/></text:span></text:p>
      <text:p text:style-name="P21">Neste caso, a variável <text:span text:style-name="Source_20_Text">nome</text:span> foi declarada dentro do bloco do <text:span text:style-name="Source_20_Text">if</text:span>. Intuitivamente, seria esperado que ela só existisse ali. No entanto, devido ao <text:span text:style-name="T6">hoisting</text:span>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 text:style-name="Source_20_Text">let</text:span> como a solução moderna e mais segura.</text:p>
      <text:p text:style-name="P21"/>
      <text:h text:style-name="P20" text:outline-level="2">3. A Solução Moderna: O Escopo de Bloco com <text:span text:style-name="Source_20_Text">let</text:span></text:h>
      <text:p text:style-name="P21"><text:span text:style-name="Source_20_Text"/></text:p>
      <text:p text:style-name="P7">Introduzido no ES6 (ECMAScript 2015), o <text:span text:style-name="Source_20_Text">let</text:span> foi projetado para resolver diretamente as deficiências de escopo do <text:span text:style-name="Source_20_Text">var</text:span>, tornando o código mais previsível e robusto. A característica fundamental do <text:span text:style-name="Source_20_Text">let</text:span> é o <text:span text:style-name="T5">escopo de bloco</text:span>. Uma variável declarada com <text:span text:style-name="Source_20_Text">let</text:span> existe apenas dentro do bloco de código em que foi definida, seja ele uma função, um laço <text:span text:style-name="Source_20_Text">for</text:span> ou um condicional <text:span text:style-name="Source_20_Text">if</text:span>. Para ilustrar a diferença de forma mais clara, vamos analisar um exemplo dentro de uma função, que demonstra a distinção crucial entre o escopo de função (<text:span text:style-name="Source_20_Text">var</text:span>) e o escopo de bloco (<text:span text:style-name="Source_20_Text">let</text:span>).</text:p>
      <text:p text:style-name="P25"/>
      <text:p text:style-name="P25"/>
      <text:p text:style-name="P26"><text:soft-page-break/><text:span text:style-name="T5">Com </text:span><text:span text:style-name="Source_20_Text"><text:span text:style-name="T5">var</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var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console.log("Dentro do teste, fora do IF: " + nome); // Funciona também</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Dentro do teste, fora do IF: Bruno</text:span></text:p>
      <text:p text:style-name="P24"><text:span text:style-name="Source_20_Text"/></text:p>
      <text:p text:style-name="P7">Como <text:span text:style-name="Source_20_Text">var</text:span> tem escopo de função, a variável <text:span text:style-name="Source_20_Text">nome</text:span> é acessível em qualquer lugar dentro da função <text:span text:style-name="Source_20_Text">teste</text:span>, inclusive fora do bloco <text:span text:style-name="Source_20_Text">if</text:span> onde foi declarada. Este é o vazamento de escopo em ação.</text:p>
      <text:p text:style-name="P21"/>
      <text:p text:style-name="P26"><text:span text:style-name="T5">Agora, com </text:span><text:span text:style-name="Source_20_Text"><text:span text:style-name="T5">let</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let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 A linha abaixo causará um erro</text:span></text:p>
      <text:p text:style-name="P22"><text:span text:style-name="Source_20_Text"><text:s text:c="2"/>console.log("Dentro do teste, fora do IF: " + nome);</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Erro: ReferenceError: nome is not defined</text:span></text:p>
      <text:p text:style-name="P24"><text:span text:style-name="Source_20_Text"/></text:p>
      <text:p text:style-name="P7">Ao usar <text:span text:style-name="Source_20_Text">let</text:span>, a tentativa de acessar <text:span text:style-name="Source_20_Text">nome</text:span> fora do seu bloco de declaração resulta corretamente em um <text:span text:style-name="Source_20_Text">ReferenceError</text:span>. A variável está estritamente contida em seu escopo de bloco, prevenindo o vazamento e garantindo que ela não possa ser acessada ou modificada de forma indevida. Este é o comportamento esperado e mais seguro. Em relação à mutabilidade, variáveis declaradas com <text:span text:style-name="Source_20_Text">let</text:span> podem ter seu valor reatribuído a qualquer momento. É possível não apenas alterar o valor, mas também o seu tipo, pois o JavaScript realiza a conversão de tipos automaticamente.</text:p>
      <text:p text:style-name="P7"/>
      <text:p text:style-name="P22"><text:span text:style-name="Source_20_Text">let nome = "Bruno";</text:span></text:p>
      <text:p text:style-name="P22"><text:span text:style-name="Source_20_Text">console.log(nome); // Saída: "Bruno"</text:span></text:p>
      <text:p text:style-name="P22"/>
      <text:p text:style-name="P22"><text:span text:style-name="Source_20_Text">nome = "cfb cursos"; // Reatribuição para outra string</text:span></text:p>
      <text:p text:style-name="P22"><text:span text:style-name="Source_20_Text">console.log(nome); // Saída: "cfb cursos"</text:span></text:p>
      <text:p text:style-name="P22"/>
      <text:p text:style-name="P22"><text:span text:style-name="Source_20_Text">nome = 10; // Reatribuição para um número</text:span></text:p>
      <text:p text:style-name="P22"><text:span text:style-name="Source_20_Text">console.log(nome); // Saída: 10</text:span></text:p>
      <text:p text:style-name="P24"><text:span text:style-name="Source_20_Text"/></text:p>
      <text:p text:style-name="P21"><text:soft-page-break/>Apesar da flexibilidade de <text:span text:style-name="Source_20_Text">let</text:span> ser útil, há situações em que precisamos garantir que um valor permaneça inalterado. Para esses casos, o JavaScript oferece outra ferramenta: <text:span text:style-name="Source_20_Text">const</text:span>.</text:p>
      <text:h text:style-name="P20" text:outline-level="2">4. Garantindo a Imutabilidade: O Papel do <text:span text:style-name="Source_20_Text">const</text:span></text:h>
      <text:p text:style-name="P21"/>
      <text:p text:style-name="P7">Em qualquer aplicação, existem valores que nunca deveriam mudar, como configurações de API, constantes matemáticas ou identificadores fixos. Utilizar <text:span text:style-name="Source_20_Text">const</text:span> para declarar esses valores garante a integridade e a previsibilidade dos dados. Podemos pensar nas constantes, como o instrutor descreve, como <text:span text:style-name="T6">"variáveis não variáveis"</text:span>. A palavra-chave <text:span text:style-name="Source_20_Text">const</text:span> cria um identificador de escopo de bloco, similar ao <text:span text:style-name="Source_20_Text">let</text:span>, mas com uma regra fundamental: seu valor <text:span text:style-name="T5">não pode ser reatribuído</text:span> após a inicialização. Uma constante deve ser inicializada no momento de sua declaração, e qualquer tentativa posterior de modificar seu valor resultará em um erro.</text:p>
      <text:p text:style-name="P7"/>
      <text:p text:style-name="P22"><text:span text:style-name="Source_20_Text">const curso = "JavaScript";</text:span></text:p>
      <text:p text:style-name="P22"><text:span text:style-name="Source_20_Text">console.log(curso); // Saída: "JavaScript"</text:span></text:p>
      <text:p text:style-name="P22"/>
      <text:p text:style-name="P22"><text:span text:style-name="Source_20_Text">// A linha a seguir irá gerar um erro e interromper a execução:</text:span></text:p>
      <text:p text:style-name="P22"><text:span text:style-name="Source_20_Text">curso = "HTML"; // Erro: TypeError: Assignment to constant variable</text:span></text:p>
      <text:p text:style-name="P24"><text:span text:style-name="Source_20_Text"/></text:p>
      <text:p text:style-name="P7">O erro <text:span text:style-name="Source_20_Text">TypeError: Assignment to constant variable</text:span> é um mecanismo de segurança do JavaScript que impede a modificação acidental de valores que deveriam ser permanentes. É importante notar que <text:span text:style-name="Source_20_Text">const</text:span> impede a reatribuição da variável, mas não torna imutável o conteúdo de objetos ou arrays. Você ainda pode alterar as propriedades de um objeto declarado com <text:span text:style-name="Source_20_Text">const</text:span>, por exemplo. O que não pode ser feito é atribuir um objeto ou array completamente novo à mesma constante.</text:p>
      <text:p text:style-name="P21"/>
      <text:h text:style-name="P20" text:outline-level="2">5. Tabela Comparativa e Recomendações Finais</text:h>
      <text:p text:style-name="P21"/>
      <text:p text:style-name="P7">A escolha entre <text:span text:style-name="Source_20_Text">var</text:span>, <text:span text:style-name="Source_20_Text">let</text:span> e <text:span text:style-name="Source_20_Text">const</text:span> impacta diretamente a legibilidade e a estabilidade do código. Para consolidar as diferenças e fornecer uma diretriz clara, a tabela abaixo resume as principais características de cada declaração.</text:p>
      <text:p text:style-name="P21"/>
      <table:table table:name="Tabela2" table:style-name="Tabela2">
        <table:table-column table:style-name="Tabela2.A" table:number-columns-repeated="4"/>
        <table:table-row table:style-name="Tabela2.1">
          <table:table-cell table:style-name="Tabela2.A1" office:value-type="string">
            <text:p text:style-name="P28">Característica</text:p>
          </table:table-cell>
          <table:table-cell table:style-name="Tabela2.B1" office:value-type="string">
            <text:p text:style-name="P28"><text:span text:style-name="Source_20_Text">var</text:span></text:p>
          </table:table-cell>
          <table:table-cell table:style-name="Tabela2.B1" office:value-type="string">
            <text:p text:style-name="P28"><text:span text:style-name="Source_20_Text">let</text:span></text:p>
          </table:table-cell>
          <table:table-cell table:style-name="Tabela2.B1" office:value-type="string">
            <text:p text:style-name="P28"><text:span text:style-name="Source_20_Text">const</text:span></text:p>
          </table:table-cell>
        </table:table-row>
        <table:table-row table:style-name="Tabela2.1">
          <table:table-cell table:style-name="Tabela2.A2" office:value-type="string">
            <text:p text:style-name="P29">Escopo Principal</text:p>
          </table:table-cell>
          <table:table-cell table:style-name="Tabela2.B2" office:value-type="string">
            <text:p text:style-name="P28">Função</text:p>
          </table:table-cell>
          <table:table-cell table:style-name="Tabela2.B2" office:value-type="string">
            <text:p text:style-name="P28">Bloco</text:p>
          </table:table-cell>
          <table:table-cell table:style-name="Tabela2.B2" office:value-type="string">
            <text:p text:style-name="P28">Bloco</text:p>
          </table:table-cell>
        </table:table-row>
        <table:table-row table:style-name="Tabela2.1">
          <table:table-cell table:style-name="Tabela2.A2" office:value-type="string">
            <text:p text:style-name="P29">Pode ser Reatribuído?</text:p>
          </table:table-cell>
          <table:table-cell table:style-name="Tabela2.B2" office:value-type="string">
            <text:p text:style-name="P28">Sim</text:p>
          </table:table-cell>
          <table:table-cell table:style-name="Tabela2.B2" office:value-type="string">
            <text:p text:style-name="P28">Sim</text:p>
          </table:table-cell>
          <table:table-cell table:style-name="Tabela2.B2" office:value-type="string">
            <text:p text:style-name="P28">Não</text:p>
          </table:table-cell>
        </table:table-row>
        <table:table-row table:style-name="Tabela2.1">
          <table:table-cell table:style-name="Tabela2.A4" office:value-type="string">
            <text:p text:style-name="P29">Problema Principal</text:p>
          </table:table-cell>
          <table:table-cell table:style-name="Tabela2.B4" office:value-type="string">
            <text:p text:style-name="P28">Vazamento de Escopo</text:p>
          </table:table-cell>
          <table:table-cell table:style-name="Tabela2.B4" office:value-type="string">
            <text:p text:style-name="P28">Nenhum (escopo de bloco)</text:p>
          </table:table-cell>
          <table:table-cell table:style-name="Tabela2.B4" office:value-type="string">
            <text:p text:style-name="P28">Nenhum (escopo de bloco)</text:p>
          </table:table-cell>
        </table:table-row>
      </table:table>
      <text:p text:style-name="P21"/>
      <text:p text:style-name="P7">Com base nessa análise, a recomendação moderna para desenvolvimento em JavaScript é clara:</text:p>
      <text:p text:style-name="P7"/>
      <text:list text:style-name="L1">
        <text:list-item>
          <text:p text:style-name="P30"><text:span text:style-name="T5">Evite o uso de </text:span><text:span text:style-name="Source_20_Text"><text:span text:style-name="T5">var</text:span></text:span> <text:span text:style-name="T5">em código novo.</text:span> Suas regras de escopo podem levar a bugs e tornar o código menos previsível.</text:p>
        </text:list-item>
        <text:list-item>
          <text:p text:style-name="P30"><text:span text:style-name="T5">Adote </text:span><text:span text:style-name="Source_20_Text"><text:span text:style-name="T5">const</text:span></text:span> <text:span text:style-name="T5">como padrão</text:span> para todas as declarações. Altere para <text:span text:style-name="Source_20_Text">let</text:span> somente nos casos em que você sabe, intencionalmente, que o valor da variável precisará ser reatribuído. Esta abordagem, conhecida como "const by default", minimiza a mutabilidade e torna o código mais seguro e previsível.</text:p>
          <text:p text:style-name="P30"/>
        </text:list-item>
      </text:list>
      <text:p text:style-name="P7">Adotar essa prática resulta em um código mais robusto, fácil de entender e menos suscetível a erros relacionados ao escopo e à manipulação de dados.</text:p>
      <text:p text:style-name="P7"/>
      <text:p text:style-name="P7"/>
      <text:p text:style-name="P7"/>
      <text:p text:style-name="P7"/>
      <text:p text:style-name="P7"/>
      <text:p text:style-name="P7"/>
      <text:p text:style-name="P7"/>
      <text:h text:style-name="P18" text:outline-level="1"><text:bookmark-start text:name="__RefHeading___Toc104_2060006272"/><text:soft-page-break/>Operadores Aritméticos em JavaScript<text:bookmark-end text:name="__RefHeading___Toc104_2060006272"/></text:h>
      <text:p text:style-name="P19"/>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1" text:outline-level="4">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2"><text:span text:style-name="T5">Declaração em linhas separadas:</text:span> Cada variável é declarada em sua própria linha.</text:p>
        </text:list-item>
        <text:list-item>
          <text:p text:style-name="P32"><text:span text:style-name="T5">Declaração em uma única linha:</text:span> Múltiplas variáveis podem ser declaradas de uma só vez, separadas por vírgulas.</text:p>
        </text:list-item>
        <text:list-item>
          <text:p text:style-name="P32"><text:span text:style-name="T5">Declaração com inicialização imediata:</text:span> É possível atribuir um valor à variável no momento de sua criação.</text:p>
          <text:p text:style-name="P32"/>
        </text:list-item>
      </text:list>
      <text:h text:style-name="P31" text:outline-level="4">1.2. A Importância da Inicialização</text:h>
      <text:p text:style-name="P7"/>
      <text:p text:style-name="P7">O instrutor destaca a inicialização de variáveis como uma boa prática para evitar o que é chamado de "lixo na memória". Quando uma variável é declarada mas não recebe um valor inicial, ela contém um valor <text:span text:style-name="Source_20_Text">undefined</text:span>. Isso pode levar a resultados inesperados em cálculos. Por exemplo, ao tentar atribuir um valor a apenas uma variável em uma declaração conjunta (<text:span text:style-name="Source_20_Text">let num1 = 10, num2;</text:span>), a segunda variável permanecerá <text:span text:style-name="Source_20_Text">undefined</text:span>. Para garantir que ambas recebam o valor, a atribuição deve ser explícita para cada uma:</text:p>
      <text:p text:style-name="P7"/>
      <text:p text:style-name="P9"><text:span text:style-name="Source_20_Text">// Inicialização correta para ambas as variáveis</text:span></text:p>
      <text:p text:style-name="P9"><text:span text:style-name="Source_20_Text">let num1 = 10, num2 = 10;</text:span></text:p>
      <text:p text:style-name="P10"><text:span text:style-name="Source_20_Text"/></text:p>
      <text:h text:style-name="P31"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 Etapa 1: Declaração das variáveis</text:span></text:p>
      <text:p text:style-name="P9"><text:span text:style-name="Source_20_Text">let num1, num2, num3;</text:span></text:p>
      <text:p text:style-name="P9"/>
      <text:p text:style-name="P9"><text:span text:style-name="Source_20_Text">// Etapa 2: Atribuição em cadeia do valor 10 para todas</text:span></text:p>
      <text:p text:style-name="P9"><text:span text:style-name="Source_20_Text">num1 = num2 = num3 = 10;</text:span></text:p>
      <text:p text:style-name="P10"><text:span text:style-name="Source_20_Text"/></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33" text:outline-level="4"><text:soft-page-break/>2.1. Visão Geral dos Operadores</text:h>
      <text:h text:style-name="P33" text:outline-level="4"/>
      <text:h text:style-name="P34" text:outline-level="4">A aula aborda os quatro operadores fundamentais, que são a base de qualquer expressão matemática no código.</text:h>
      <text:p text:style-name="P35"/>
      <table:table table:name="Tabela3" table:style-name="Tabela3">
        <table:table-column table:style-name="Tabela3.A"/>
        <table:table-column table:style-name="Tabela3.B"/>
        <table:table-row>
          <table:table-cell table:style-name="Tabela3.A1" office:value-type="string">
            <text:p text:style-name="P36">Operador</text:p>
          </table:table-cell>
          <table:table-cell table:style-name="Tabela3.B1" office:value-type="string">
            <text:p text:style-name="P36">Fun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oma</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ubtra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Multiplicação</text:p>
          </table:table-cell>
        </table:table-row>
        <table:table-row>
          <table:table-cell table:style-name="Tabela3.A5" office:value-type="string">
            <text:p text:style-name="P37"><text:span text:style-name="Source_20_Text">/</text:span></text:p>
          </table:table-cell>
          <table:table-cell table:style-name="Tabela3.B5" office:value-type="string">
            <text:p text:style-name="P37">Divisão</text:p>
          </table:table-cell>
        </table:table-row>
      </table:table>
      <text:p text:style-name="P35"/>
      <text:p text:style-name="P7">Um exemplo simples de uso é a operação de soma, onde o resultado da adição de duas variáveis é armazenado em uma terceira:</text:p>
      <text:p text:style-name="P7"/>
      <text:p text:style-name="P9"><text:span text:style-name="Source_20_Text">let num1 = 5;</text:span></text:p>
      <text:p text:style-name="P9"><text:span text:style-name="Source_20_Text">let num2 = 10;</text:span></text:p>
      <text:p text:style-name="P9"><text:span text:style-name="Source_20_Text">let res = num1 + num2; // res agora contém o valor 15</text:span></text:p>
      <text:p text:style-name="P10"><text:span text:style-name="Source_20_Text"/></text:p>
      <text:p text:style-name="P7">Adicionalmente, o instrutor demonstra que é possível executar operações diretamente dentro de um comando <text:span text:style-name="Source_20_Text">console.log()</text:span>, como em <text:span text:style-name="Source_20_Text">console.log(num2 - num1)</text:span>, o que é uma forma prática de testar cálculos rapidamente sem precisar de uma variável de resultado. A ordem em que essas operações são executadas, no entanto, é governada por regras específicas, que serão detalhadas a seguir.</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1" text:outline-level="4">3.1. A Ordem Padrão</text:h>
      <text:p text:style-name="P7"/>
      <text:p text:style-name="P7">Por padrão, a regra de precedência estabelece que a <text:span text:style-name="T5">multiplicação (</text:span><text:span text:style-name="Source_20_Text"><text:span text:style-name="T5">*</text:span></text:span><text:span text:style-name="T5">)</text:span> e a <text:span text:style-name="T5">divisão (</text:span><text:span text:style-name="Source_20_Text"><text:span text:style-name="T5">/</text:span></text:span><text:span text:style-name="T5">)</text:span> são executadas antes da <text:span text:style-name="T5">soma (</text:span><text:span text:style-name="Source_20_Text"><text:span text:style-name="T5">+</text:span></text:span><text:span text:style-name="T5">)</text:span> e da <text:span text:style-name="T5">subtração (</text:span><text:span text:style-name="Source_20_Text"><text:span text:style-name="T5">-</text:span></text:span><text:span text:style-name="T5">)</text:span>. Para ilustrar, a aula define duas variáveis (<text:span text:style-name="Source_20_Text">let num1 = 10</text:span>, <text:span text:style-name="Source_20_Text">let num2 = 10</text:span>) e avalia a expressão <text:span text:style-name="Source_20_Text">num1 + num2 * 2</text:span>. O JavaScript resolve <text:span text:style-name="Source_20_Text">10 + 10 * 2</text:span> da seguinte forma:</text:p>
      <text:p text:style-name="P7"/>
      <text:list text:style-name="L3">
        <text:list-item>
          <text:p text:style-name="P38">Primeiro, executa a multiplicação: <text:span text:style-name="Source_20_Text">10 * 2 = 20</text:span>.</text:p>
        </text:list-item>
        <text:list-item>
          <text:p text:style-name="P38">Em seguida, executa a soma: <text:span text:style-name="Source_20_Text">10 + 20 = 30</text:span>.</text:p>
        </text:list-item>
      </text:list>
      <text:p text:style-name="P7"/>
      <text:p text:style-name="P7">O resultado final é <text:span text:style-name="Source_20_Text">30</text:span>, e não <text:span text:style-name="Source_20_Text">40</text:span>, pois a multiplicação tem prioridade sobre a soma.</text:p>
      <text:p text:style-name="P7"/>
      <text:h text:style-name="P31" text:outline-level="4">3.2. Alterando a Precedência com Parênteses</text:h>
      <text:p text:style-name="P7"/>
      <text:p text:style-name="P7">Para controlar a ordem de execução e forçar uma operação a ser realizada primeiro, utilizam-se os parênteses <text:span text:style-name="Source_20_Text">()</text:span>. Qualquer expressão dentro dos parênteses é avaliada antes das operações externas.</text:p>
      <text:p text:style-name="P7">Usando as mesmas variáveis, a adição de parênteses na expressão <text:span text:style-name="Source_20_Text">(num1 + num2) * 2</text:span> altera completamente o resultado:</text:p>
      <text:p text:style-name="P7"/>
      <text:p text:style-name="P7"/>
      <text:p text:style-name="P7"/>
      <text:p text:style-name="P7"/>
      <text:p text:style-name="P7"/>
      <text:p text:style-name="P9"><text:soft-page-break/><text:span text:style-name="Source_20_Text">// Com parênteses, a soma ocorre primeiro</text:span></text:p>
      <text:p text:style-name="P9"><text:span text:style-name="Source_20_Text">let num1 = 10;</text:span></text:p>
      <text:p text:style-name="P9"><text:span text:style-name="Source_20_Text">let num2 = 10;</text:span></text:p>
      <text:p text:style-name="P39"><text:span text:style-name="Source_20_Text">let resultado = (num1 + num2) * 2;</text:span></text:p>
      <text:p text:style-name="P7"/>
      <text:p text:style-name="P7">Neste caso, o cálculo é:</text:p>
      <text:p text:style-name="P7"/>
      <text:list text:style-name="L4">
        <text:list-item>
          <text:p text:style-name="P40">Primeiro, a expressão dentro dos parênteses é resolvida: <text:span text:style-name="Source_20_Text">10 + 10 = 20</text:span>.</text:p>
        </text:list-item>
        <text:list-item>
          <text:p text:style-name="P40">Depois, a multiplicação é executada: <text:span text:style-name="Source_20_Text">20 * 2 = 40</text:span>.</text:p>
        </text:list-item>
      </text:list>
      <text:p text:style-name="P7"/>
      <text:p text:style-name="P7">O resultado agora é <text:span text:style-name="Source_20_Text">40</text:span>.</text:p>
      <text:p text:style-name="P7"/>
      <text:p text:style-name="P7">Além dos operadores básicos, existe um operador de divisão especializado que oferece uma perspectiva diferente sobre o resultado de uma divisão.</text:p>
      <text:p text:style-name="P7"/>
      <text:h text:style-name="P12" text:outline-level="3">4. Aprofundando na Divisão: O Operador Módulo (<text:span text:style-name="Source_20_Text">%</text:span>)</text:h>
      <text:p text:style-name="P7"/>
      <text:p text:style-name="P7">Enquanto o operador de divisão padrão (<text:span text:style-name="Source_20_Text">/</text:span>) calcula o quociente de uma operação, o operador <text:span text:style-name="T5">módulo (</text:span><text:span text:style-name="Source_20_Text"><text:span text:style-name="T5">%</text:span></text:span><text:span text:style-name="T5">)</text:span> é uma ferramenta especializada utilizada para encontrar exclusivamente o <text:span text:style-name="T5">resto</text:span> de uma divisão inteira.</text:p>
      <text:p text:style-name="P7"/>
      <text:h text:style-name="P31" text:outline-level="4">4.1. Divisão Padrão vs. Módulo</text:h>
      <text:p text:style-name="P7"/>
      <text:p text:style-name="P7">A diferença entre os dois operadores fica clara ao analisar o exemplo central da aula: <text:span text:style-name="Source_20_Text">15</text:span> dividido por <text:span text:style-name="Source_20_Text">2</text:span>.</text:p>
      <text:p text:style-name="P7"/>
      <text:list text:style-name="L5">
        <text:list-item>
          <text:p text:style-name="P41"><text:span text:style-name="Source_20_Text">15 / 2</text:span>: Usando o operador de divisão padrão, o resultado é <text:span text:style-name="Source_20_Text">7.5</text:span>, que inclui a parte inteira e a parte fracionária do quociente.</text:p>
        </text:list-item>
        <text:list-item>
          <text:p text:style-name="P41"><text:span text:style-name="Source_20_Text">15 % 2</text:span>: Usando o operador módulo, o resultado é <text:span text:style-name="Source_20_Text">1</text:span>, que corresponde apenas ao resto da divisão.</text:p>
        </text:list-item>
      </text:list>
      <text:p text:style-name="P7"/>
      <text:p text:style-name="P7">O instrutor detalha o cálculo manual para encontrar o resto: <text:span text:style-name="Source_20_Text">7 * 2 = 14</text:span>, e <text:span text:style-name="Source_20_Text">15 - 14 = 1</text:span>. O operador módulo (<text:span text:style-name="Source_20_Text">%</text:span>) automatiza esse processo, sendo extremamente útil em diversas lógicas de programação. Além de calcular, é comum precisar modificar o valor de variáveis de forma incremental, o que nos leva ao próximo conjunto de operadores.</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
      <text:h text:style-name="P31" text:outline-level="4">5.1. As Três Formas de Incrementar por Um</text:h>
      <text:p text:style-name="P7"/>
      <text:p text:style-name="P7">A aula demonstra que existem três formas equivalentes de adicionar <text:span text:style-name="Source_20_Text">1</text:span> ao valor de uma variável, progredindo da mais verbosa para a mais concisa:</text:p>
      <text:p text:style-name="P7"/>
      <text:list text:style-name="L6">
        <text:list-item>
          <text:p text:style-name="P42"><text:span text:style-name="T5">Atribuição Padrão:</text:span> <text:span text:style-name="Source_20_Text">num1 = num1 + 1</text:span></text:p>
          <text:list>
            <text:list-item>
              <text:p text:style-name="P42">Esta é a forma explícita, lendo "a variável <text:span text:style-name="Source_20_Text">num1</text:span> recebe seu próprio valor mais um".</text:p>
            </text:list-item>
          </text:list>
        </text:list-item>
        <text:list-item>
          <text:p text:style-name="P42"><text:span text:style-name="T5">Operador de Incremento:</text:span> <text:span text:style-name="Source_20_Text">num1++</text:span></text:p>
          <text:list>
            <text:list-item>
              <text:p text:style-name="P42">Este é um atalho popular e específico para adicionar exatamente <text:span text:style-name="Source_20_Text">1</text:span>.</text:p>
            </text:list-item>
          </text:list>
        </text:list-item>
        <text:list-item>
          <text:p text:style-name="P42"><text:span text:style-name="T5">Atribuição Composta:</text:span> <text:span text:style-name="Source_20_Text">num1 += 1</text:span></text:p>
          <text:list>
            <text:list-item>
              <text:p text:style-name="P42">Combina a soma e a atribuição em um único operador.</text:p>
            </text:list-item>
          </text:list>
        </text:list-item>
      </text:list>
      <text:p text:style-name="P7"/>
      <text:p text:style-name="P7"><text:soft-page-break/>Todas as três expressões acima produzem o mesmo resultado: se <text:span text:style-name="Source_20_Text">num1</text:span> começa com <text:span text:style-name="Source_20_Text">10</text:span>, terminará com <text:span text:style-name="Source_20_Text">11</text:span>. O mesmo princípio se aplica para a subtração com o operador de decremento (<text:span text:style-name="Source_20_Text">num1--</text:span>) e a atribuição composta de subtração (<text:span text:style-name="Source_20_Text">num1 -= 1</text:span>).</text:p>
      <text:p text:style-name="P7"/>
      <text:h text:style-name="P31" text:outline-level="4">5.2. A Flexibilidade da Atribuição Composta</text:h>
      <text:p text:style-name="P7"/>
      <text:p text:style-name="P7">A grande vantagem dos operadores de atribuição composta (<text:span text:style-name="Source_20_Text">+=</text:span>, <text:span text:style-name="Source_20_Text">-=</text:span>, <text:span text:style-name="Source_20_Text">*=</text:span>, <text:span text:style-name="Source_20_Text">/=</text:span>) reside em sua flexibilidade. Enquanto <text:span text:style-name="Source_20_Text">++</text:span> e <text:span text:style-name="Source_20_Text">--</text:span> estão limitados a modificar o valor por <text:span text:style-name="Source_20_Text">1</text:span>, os operadores compostos podem usar qualquer valor. Por exemplo, a expressão <text:span text:style-name="Source_20_Text">num1 += 5</text:span> é uma forma abreviada e eficiente de <text:span text:style-name="Source_20_Text">num1 = num1 + 5</text:span>. Isso permite modificar o valor da variável por qualquer número desejado. Essa lógica se estende a outras operações aritméticas:</text:p>
      <text:p text:style-name="P7"/>
      <text:p text:style-name="P9"><text:span text:style-name="Source_20_Text">let num1 = 10;</text:span></text:p>
      <text:p text:style-name="P9"/>
      <text:p text:style-name="P9"><text:span text:style-name="Source_20_Text">// Multiplica o valor de num1 por 2</text:span></text:p>
      <text:p text:style-name="P9"><text:span text:style-name="Source_20_Text">num1 *= 2; // Equivalente a num1 = num1 * 2;</text:span></text:p>
      <text:p text:style-name="P9"><text:span text:style-name="Source_20_Text">// num1 agora vale 20</text:span></text:p>
      <text:p text:style-name="P10"><text:span text:style-name="Source_20_Text"/></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43"><text:span text:style-name="T5">Fundamentos de Variáveis:</text:span> A importância de declarar e inicializar variáveis corretamente para evitar erros e garantir a previsibilidade do código.</text:p>
        </text:list-item>
        <text:list-item>
          <text:p text:style-name="P43"><text:span text:style-name="T5">Precedência de Operadores:</text:span> A ordem das operações em JavaScript segue as regras matemáticas padrão, mas pode ser controlada de forma explícita com o uso de parênteses para ditar a lógica dos cálculos.</text:p>
        </text:list-item>
        <text:list-item>
          <text:p text:style-name="P43"><text:span text:style-name="T5">Operadores Especializados e Atalhos:</text:span> O operador módulo (<text:span text:style-name="Source_20_Text">%</text:span>) é uma ferramenta poderosa para obter o resto da divisão, enquanto operadores como <text:span text:style-name="Source_20_Text">++</text:span> e <text:span text:style-name="Source_20_Text">+=</text:span> fornecem atalhos eficientes e legíveis para modificar valores de variáveis.</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44"/>
      <text:h text:style-name="Heading_20_1" text:outline-level="1"><text:bookmark-start text:name="__RefHeading___Toc2217_3828932059"/>Dominando Operadores Relacionais em JavaScript<text:bookmark-end text:name="__RefHeading___Toc2217_3828932059"/></text:h>
      <text:p text:style-name="Text_20_body"/>
      <text:h text:style-name="P12" text:outline-level="3">1. Introdução: A Base da Lógica de Programação</text:h>
      <text:p text:style-name="P7"/>
      <text:p text:style-name="P45">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45">Para compreender plenamente seu funcionamento, é crucial entender o tipo de resultado que essas operações sempre produzem: um valor booleano.</text:p>
      <text:h text:style-name="P12" text:outline-level="3"><text:soft-page-break/>2. O Princípio Essencial: Comparações que Retornam <text:span text:style-name="Source_20_Text">true</text:span> ou <text:span text:style-name="Source_20_Text">false</text:span></text:h>
      <text:p text:style-name="P7"><text:span text:style-name="Source_20_Text"/></text:p>
      <text:p text:style-name="P45">Toda operação relacional em JavaScript é, em sua essência, uma pergunta que só pode ser respondida de duas maneiras: "verdadeiro" (<text:span text:style-name="Source_20_Text">true</text:span>) ou "falso" (<text:span text:style-name="Source_20_Text">false</text:span>). O propósito fundamental dessas operações é obter uma resposta booleana que pode ser usada para direcionar o fluxo de um programa. Por exemplo, ao usar o operador de "maior que" na expressão <text:span text:style-name="Source_20_Text">num1 &gt; num2</text:span>, o JavaScript avalia se o valor da variável <text:span text:style-name="Source_20_Text">num1</text:span> é de fato maior que o de <text:span text:style-name="Source_20_Text">num2</text:span>. Se <text:span text:style-name="Source_20_Text">num1</text:span> for <text:span text:style-name="Source_20_Text">10</text:span> e <text:span text:style-name="Source_20_Text">num2</text:span> for <text:span text:style-name="Source_20_Text">5</text:span>, a pergunta "10 é maior que 5?" tem como resposta <text:span text:style-name="Source_20_Text">true</text:span>. Por outro lado, a expressão <text:span text:style-name="Source_20_Text">num1 &lt; num2</text:span> ("10 é menor que 5?") resultaria em <text:span text:style-name="Source_20_Text">false</text:span>. Para ilustrar os exemplos a seguir, a aula utiliza as seguintes variáveis:</text:p>
      <text:p text:style-name="P45"/>
      <text:list text:style-name="L8">
        <text:list-item>
          <text:p text:style-name="P46"><text:span text:style-name="Source_20_Text">num1</text:span> com o valor <text:span text:style-name="Source_20_Text">10</text:span></text:p>
        </text:list-item>
        <text:list-item>
          <text:p text:style-name="P46"><text:span text:style-name="Source_20_Text">num2</text:span> com o valor <text:span text:style-name="Source_20_Text">5</text:span></text:p>
        </text:list-item>
        <text:list-item>
          <text:p text:style-name="P46"><text:span text:style-name="Source_20_Text">num3</text:span> com o valor <text:span text:style-name="Source_20_Text">10</text:span></text:p>
        </text:list-item>
      </text:list>
      <text:p text:style-name="P45">Com este contexto estabelecido, podemos analisar detalhadamente cada um dos operadores relacionais específicos.</text:p>
      <text:p text:style-name="P45"/>
      <text:h text:style-name="P12" text:outline-level="3">3. Análise Detalhada dos Operadores Relacionais</text:h>
      <text:p text:style-name="P7"/>
      <text:p text:style-name="P45">A aula aborda os seis principais operadores relacionais. Cada um serve a um propósito de comparação distinto, e compreendê-los individualmente é crucial para escrever uma lógica de programação precisa e sem erros.</text:p>
      <text:p text:style-name="P45"/>
      <text:h text:style-name="P47" text:outline-level="4">Operadores de Magnitude: Maior e Menor</text:h>
      <text:p text:style-name="P48"/>
      <text:p text:style-name="P49"><text:span text:style-name="Source_20_Text"><text:span text:style-name="T5">&gt;</text:span></text:span> <text:span text:style-name="T5">(Maior que)</text:span> Este operador verifica se o valor à sua esquerda é estritamente maior que o valor à sua direita. O exemplo da aula, <text:span text:style-name="Source_20_Text">console.log(num1 &gt; num2)</text:span>, retorna <text:span text:style-name="Source_20_Text">true</text:span> porque o valor de <text:span text:style-name="Source_20_Text">num1</text:span> (10) é, de fato, maior que o de <text:span text:style-name="Source_20_Text">num2</text:span> (5).</text:p>
      <text:p text:style-name="P49"/>
      <text:p text:style-name="P50"><text:span text:style-name="Source_20_Text"><text:span text:style-name="T5">&lt;</text:span></text:span> <text:span text:style-name="T5">(Menor que)</text:span> De forma oposta, este operador verifica se o valor à esquerda é estritamente menor que o valor à direita. A expressão <text:span text:style-name="Source_20_Text">console.log(num1 &lt; num2)</text:span> resulta em <text:span text:style-name="Source_20_Text">false</text:span>, pois <text:span text:style-name="Source_20_Text">num1</text:span> (10) não é menor que <text:span text:style-name="Source_20_Text">num2</text:span> (5).</text:p>
      <text:p text:style-name="P45"/>
      <text:h text:style-name="P47" text:outline-level="4">Operadores de Magnitude com Igualdade: Maior/Menor ou Igual</text:h>
      <text:p text:style-name="P48"/>
      <text:p text:style-name="P49"><text:span text:style-name="Source_20_Text"><text:span text:style-name="T5">&gt;=</text:span></text:span> <text:span text:style-name="T5">(Maior ou igual a)</text:span> Este operador avalia uma lógica dupla. A expressão <text:span text:style-name="Source_20_Text">console.log(num1 &gt;= num3)</text:span> resulta em <text:span text:style-name="Source_20_Text">true</text:span> porque a pergunta é "maior <text:span text:style-name="T5">OU</text:span> igual?". Embora <text:span text:style-name="Source_20_Text">num1</text:span> (10) não seja <text:span text:style-name="T6">maior</text:span> que <text:span text:style-name="Source_20_Text">num3</text:span> (10), a condição de ser <text:span text:style-name="T6">igual</text:span> é satisfeita, tornando a expressão inteira verdadeira.</text:p>
      <text:p text:style-name="P49"/>
      <text:p text:style-name="P49"><text:span text:style-name="Source_20_Text"><text:span text:style-name="T5">&lt;=</text:span></text:span> <text:span text:style-name="T5">(Menor ou igual a)</text:span> De forma semelhante, este operador retorna <text:span text:style-name="Source_20_Text">true</text:span> se o valor à esquerda for menor <text:span text:style-name="T5">OU</text:span> igual ao da direita. No exemplo <text:span text:style-name="Source_20_Text">console.log(num1 &lt;= num3)</text:span>, a expressão é <text:span text:style-name="Source_20_Text">true</text:span> porque, ainda que <text:span text:style-name="Source_20_Text">num1</text:span> (10) não seja menor que <text:span text:style-name="Source_20_Text">num3</text:span> (10), ele é igual, satisfazendo a condição.</text:p>
      <text:p text:style-name="P45"/>
      <text:h text:style-name="P47" text:outline-level="4">Operadores de Comparação e Diferença</text:h>
      <text:p text:style-name="P48"/>
      <text:p text:style-name="P49">Antes de prosseguir, é fundamental diferenciar o operador de atribuição (<text:span text:style-name="Source_20_Text">=</text:span>) do de comparação (<text:span text:style-name="Source_20_Text">==</text:span>). Um único sinal de igual (<text:span text:style-name="Source_20_Text">=</text:span>) <text:span text:style-name="T6">atribui</text:span> um valor a uma variável. Um sinal duplo de igual (<text:span text:style-name="Source_20_Text">==</text:span>) <text:span text:style-name="T6">compara</text:span> dois valores para verificar se são iguais.</text:p>
      <text:p text:style-name="P49"><text:soft-page-break/></text:p>
      <text:p text:style-name="P49"><text:span text:style-name="Source_20_Text"><text:span text:style-name="T5">==</text:span></text:span> <text:span text:style-name="T5">(Igual a)</text:span> Este operador compara dois valores para verificar se são iguais. A expressão <text:span text:style-name="Source_20_Text">console.log(num1 == num3)</text:span> retorna <text:span text:style-name="Source_20_Text">true</text:span> porque <text:span text:style-name="Source_20_Text">num1</text:span> (10) e <text:span text:style-name="Source_20_Text">num3</text:span> (10) possuem o mesmo valor.</text:p>
      <text:p text:style-name="P49"/>
      <text:p text:style-name="P49"><text:span text:style-name="Source_20_Text"><text:span text:style-name="T5">!=</text:span></text:span> <text:span text:style-name="T5">(Diferente de)</text:span> Este operador verifica se dois valores são diferentes. Como <text:span text:style-name="Source_20_Text">num1</text:span> e <text:span text:style-name="Source_20_Text">num3</text:span> são iguais, a afirmação de que são diferentes é falsa, e o exemplo <text:span text:style-name="Source_20_Text">console.log(num1 != num3)</text:span> retorna <text:span text:style-name="Source_20_Text">false</text:span>.</text:p>
      <text:p text:style-name="P45"/>
      <text:h text:style-name="P31" text:outline-level="4">Esclarecendo a Confusão: Negação Lógica (<text:span text:style-name="Source_20_Text">!</text:span>) vs. Desigualdade (<text:span text:style-name="Source_20_Text">!=</text:span>)</text:h>
      <text:p text:style-name="P7"/>
      <text:p text:style-name="P45">Um ponto crucial que frequentemente confunde novos desenvolvedores é a diferença entre o operador de negação lógica (<text:span text:style-name="Source_20_Text">!</text:span>) e o operador de desigualdade (<text:span text:style-name="Source_20_Text">!=</text:span>). Eles servem a propósitos fundamentalmente distintos. O operador de desigualdade (<text:span text:style-name="Source_20_Text">!=</text:span>) é um operador <text:span text:style-name="T5">binário</text:span>, o que significa que ele compara <text:span text:style-name="T5">dois valores</text:span> para ver se são diferentes (ex: <text:span text:style-name="Source_20_Text">valorA != valorB</text:span>).</text:p>
      <text:p text:style-name="P45">Em contraste, o operador de negação lógica (<text:span text:style-name="Source_20_Text">!</text:span>), também chamado de "NOT", é um operador <text:span text:style-name="T5">unário</text:span>. Ele não compara dois valores; em vez disso, ele atua sobre um <text:span text:style-name="T5">único resultado booleano</text:span>, invertendo-o. Se uma expressão resulta em <text:span text:style-name="Source_20_Text">true</text:span>, o <text:span text:style-name="Source_20_Text">!</text:span> a converte para <text:span text:style-name="Source_20_Text">false</text:span>, e vice-versa. No exemplo da aula, <text:span text:style-name="Source_20_Text">console.log(!(num1 == num3))</text:span>, a lógica ocorre em duas etapas. Primeiro, a expressão interna <text:span text:style-name="Source_20_Text">(num1 == num3)</text:span> é avaliada e retorna <text:span text:style-name="Source_20_Text">true</text:span>. Em seguida, o operador <text:span text:style-name="Source_20_Text">!</text:span> é aplicado a esse resultado <text:span text:style-name="Source_20_Text">true</text:span>, invertendo-o para <text:span text:style-name="Source_20_Text">false</text:span>. Ele atua sobre a <text:span text:style-name="T6">conclusão</text:span> da comparação, não como parte dela. A seguir, uma tabela resume todos os operadores abordados para facilitar a consulta.</text:p>
      <text:p text:style-name="P45"/>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51">Operador</text:p>
          </table:table-cell>
          <table:table-cell table:style-name="Tabela4.B1" office:value-type="string">
            <text:p text:style-name="P51">Descrição</text:p>
          </table:table-cell>
          <table:table-cell table:style-name="Tabela4.B1" office:value-type="string">
            <text:p text:style-name="P51">Exemplo de Código da Aula (Resultado)</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que o da direita.</text:p>
          </table:table-cell>
          <table:table-cell table:style-name="Tabela4.B2" office:value-type="string">
            <text:p text:style-name="P51"><text:span text:style-name="Source_20_Text">console.log(num1 &gt; num2)</text:span> (true)</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ou igual ao da direita.</text:p>
          </table:table-cell>
          <table:table-cell table:style-name="Tabela4.B2" office:value-type="string">
            <text:p text:style-name="P51"><text:span text:style-name="Source_20_Text">console.log(num1 &gt;= num3)</text:span> (tru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que o da direita.</text:p>
          </table:table-cell>
          <table:table-cell table:style-name="Tabela4.B2" office:value-type="string">
            <text:p text:style-name="P51"><text:span text:style-name="Source_20_Text">console.log(num1 &lt; num2)</text:span> (fals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ou igual ao da direita.</text:p>
          </table:table-cell>
          <table:table-cell table:style-name="Tabela4.B2" office:value-type="string">
            <text:p text:style-name="P51"><text:span text:style-name="Source_20_Text">console.log(num1 &lt;= num3)</text:span> (true)</text:p>
          </table:table-cell>
        </table:table-row>
        <table:table-row>
          <table:table-cell table:style-name="Tabela4.A2" office:value-type="string">
            <text:p text:style-name="P51"><text:span text:style-name="Source_20_Text">==</text:span></text:p>
          </table:table-cell>
          <table:table-cell table:style-name="Tabela4.B2" office:value-type="string">
            <text:p text:style-name="P51">Verifica se dois valores são iguais.</text:p>
          </table:table-cell>
          <table:table-cell table:style-name="Tabela4.B2" office:value-type="string">
            <text:p text:style-name="P51"><text:span text:style-name="Source_20_Text">console.log(num1 == num3)</text:span> (true)</text:p>
          </table:table-cell>
        </table:table-row>
        <table:table-row>
          <table:table-cell table:style-name="Tabela4.A7" office:value-type="string">
            <text:p text:style-name="P51"><text:span text:style-name="Source_20_Text">!=</text:span></text:p>
          </table:table-cell>
          <table:table-cell table:style-name="Tabela4.B7" office:value-type="string">
            <text:p text:style-name="P51">Verifica se dois valores são diferentes.</text:p>
          </table:table-cell>
          <table:table-cell table:style-name="Tabela4.B7" office:value-type="string">
            <text:p text:style-name="P51"><text:span text:style-name="Source_20_Text">console.log(num1 != num3)</text:span> (false)</text:p>
          </table:table-cell>
        </table:table-row>
      </table:table>
      <text:h text:style-name="P12" text:outline-level="3"/>
      <text:h text:style-name="P12" text:outline-level="3">5. Conclusão: Aplicando a Lógica no Dia a Dia da Programação</text:h>
      <text:p text:style-name="P7"/>
      <text:p text:style-name="P45">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 text:style-name="Source_20_Text">if...else</text:span>) e laços de repetição (<text:span text:style-name="Source_20_Text">for</text:span>, <text:span text:style-name="Source_20_Text">while</text:span>), que serão explorados em aulas futuras. É por meio de comparações que retornam <text:span text:style-name="Source_20_Text">true</text:span> ou <text:span text:style-name="Source_20_Text">false</text:span>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p>
      <text:p text:style-name="P44"/>
      <text:h text:style-name="Heading_20_1"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45">Operadores lógicos são ferramentas fundamentais em JavaScript, utilizadas para controlar o fluxo de um programa ao combinar ou inverter expressões booleanas. Eles permitem a criação de lógicas complexas que formam a base da <text:soft-page-break/>tomada de decisão no código. Este documento resume as funções essenciais dos operadores <text:span text:style-name="Source_20_Text">AND</text:span> (<text:span text:style-name="Source_20_Text">&amp;&amp;</text:span>), <text:span text:style-name="Source_20_Text">OR</text:span> (<text:span text:style-name="Source_20_Text">||</text:span>) e <text:span text:style-name="Source_20_Text">NOT</text:span> (<text:span text:style-name="Source_20_Text">!</text:span>), conforme apresentado na aula.</text:p>
      <text:p text:style-name="P45"/>
      <text:p text:style-name="P45">O propósito central de uma operação lógica é avaliar uma ou mais condições e produzir um único resultado booleano: <text:span text:style-name="Source_20_Text">true</text:span> (verdadeiro) ou <text:span text:style-name="Source_20_Text">false</text:span>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p>
      <text:p text:style-name="P45"/>
      <text:h text:style-name="P12" text:outline-level="3">2. Os Três Operadores Lógicos Essenciais</text:h>
      <text:p text:style-name="P7"/>
      <text:p text:style-name="P45">O JavaScript oferece três operadores lógicos primários, cada um com uma função única para avaliar condições. Compreender seus comportamentos distintos é crucial para construir lógicas robustas e eficientes em qualquer aplicação.</text:p>
      <text:p text:style-name="P45"/>
      <text:h text:style-name="P31" text:outline-level="4">2.1. O Operador <text:span text:style-name="Source_20_Text">AND</text:span> (E) - <text:span text:style-name="Source_20_Text">&amp;&amp;</text:span></text:h>
      <text:p text:style-name="P7"><text:span text:style-name="Source_20_Text"/></text:p>
      <text:p text:style-name="P45">O operador <text:span text:style-name="Source_20_Text">AND</text:span> (<text:span text:style-name="Source_20_Text">&amp;&amp;</text:span>) avalia duas expressões e retorna <text:span text:style-name="Source_20_Text">true</text:span> somente se <text:span text:style-name="T5">ambas</text:span> as expressões forem verdadeiras. É crucial lembrar que esta é a única situação em que o <text:span text:style-name="Source_20_Text">AND</text:span> retorna <text:span text:style-name="Source_20_Text">true</text:span>; qualquer presença de <text:span text:style-name="Source_20_Text">false</text:span> na expressão resultará em <text:span text:style-name="Source_20_Text">false</text:span>. A "Tabela Verdade" a seguir ilustra todos os resultados possíveis para o operador <text:span text:style-name="Source_20_Text">AND</text:span>:</text:p>
      <text:p text:style-name="P45"/>
      <table:table table:name="Tabela5" table:style-name="Tabela5">
        <table:table-column table:style-name="Tabela5.A"/>
        <table:table-column table:style-name="Tabela5.B"/>
        <table:table-row>
          <table:table-cell table:style-name="Tabela5.A1" office:value-type="string">
            <text:p text:style-name="P51">Condições</text:p>
          </table:table-cell>
          <table:table-cell table:style-name="Tabela5.B1" office:value-type="string">
            <text:p text:style-name="P51">Resultado Final</text:p>
          </table:table-cell>
        </table:table-row>
        <table:table-row>
          <table:table-cell table:style-name="Tabela5.A2" office:value-type="string">
            <text:p text:style-name="P51"><text:span text:style-name="Source_20_Text">Verdadeiro &amp;&amp; Verdadeiro</text:span></text:p>
          </table:table-cell>
          <table:table-cell table:style-name="Tabela5.B2" office:value-type="string">
            <text:p text:style-name="P51"><text:span text:style-name="Source_20_Text">true</text:span></text:p>
          </table:table-cell>
        </table:table-row>
        <table:table-row>
          <table:table-cell table:style-name="Tabela5.A2" office:value-type="string">
            <text:p text:style-name="P51"><text:span text:style-name="Source_20_Text">Verdadeiro &amp;&amp; Falso</text:span></text:p>
          </table:table-cell>
          <table:table-cell table:style-name="Tabela5.B2" office:value-type="string">
            <text:p text:style-name="P51"><text:span text:style-name="Source_20_Text">false</text:span></text:p>
          </table:table-cell>
        </table:table-row>
        <table:table-row>
          <table:table-cell table:style-name="Tabela5.A2" office:value-type="string">
            <text:p text:style-name="P51"><text:span text:style-name="Source_20_Text">Falso &amp;&amp; Verdadeiro</text:span></text:p>
          </table:table-cell>
          <table:table-cell table:style-name="Tabela5.B2" office:value-type="string">
            <text:p text:style-name="P51"><text:span text:style-name="Source_20_Text">false</text:span></text:p>
          </table:table-cell>
        </table:table-row>
        <table:table-row>
          <table:table-cell table:style-name="Tabela5.A5" office:value-type="string">
            <text:p text:style-name="P51"><text:span text:style-name="Source_20_Text">Falso &amp;&amp; Falso</text:span></text:p>
          </table:table-cell>
          <table:table-cell table:style-name="Tabela5.B5" office:value-type="string">
            <text:p text:style-name="P51"><text:span text:style-name="Source_20_Text">false</text:span></text:p>
          </table:table-cell>
        </table:table-row>
      </table:table>
      <text:p text:style-name="P45"/>
      <text:p text:style-name="P45">Para ilustrar, vamos testar se <text:span text:style-name="Source_20_Text">N1</text:span> é maior que <text:span text:style-name="Source_20_Text">N2</text:span> <text:span text:style-name="T5">e</text:span>, ao mesmo tempo, se <text:span text:style-name="Source_20_Text">N1</text:span> é maior que <text:span text:style-name="Source_20_Text">N3</text:span>, usando as seguintes variávei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
      <text:p text:style-name="P52"><text:span text:style-name="Source_20_Text">console.log((N1 &gt; N2) &amp;&amp; (N1 &gt; N3)); // Retorna: false</text:span></text:p>
      <text:p text:style-name="P10"><text:span text:style-name="Source_20_Text"/></text:p>
      <text:p text:style-name="P45">Vamos analisar a expressão: a primeira condição, <text:span text:style-name="Source_20_Text">N1 &gt; N2</text:span> (10 &gt; 5), é avaliada como <text:span text:style-name="Source_20_Text">true</text:span>. A segunda, <text:span text:style-name="Source_20_Text">N1 &gt; N3</text:span> (10 &gt; 15), é avaliada como <text:span text:style-name="Source_20_Text">false</text:span>. A operação final se torna <text:span text:style-name="Source_20_Text">true &amp;&amp; false</text:span>, que, de acordo com a regra do <text:span text:style-name="Source_20_Text">AND</text:span>, resulta em <text:span text:style-name="Source_20_Text">false</text:span>.</text:p>
      <text:p text:style-name="P45"/>
      <text:h text:style-name="P31" text:outline-level="4">2.2. O Operador <text:span text:style-name="Source_20_Text">OR</text:span> (OU) - <text:span text:style-name="Source_20_Text">||</text:span></text:h>
      <text:p text:style-name="P7"><text:span text:style-name="Source_20_Text"/></text:p>
      <text:p text:style-name="P45">O operador <text:span text:style-name="Source_20_Text">OR</text:span> (<text:span text:style-name="Source_20_Text">||</text:span>) avalia duas expressões e retorna <text:span text:style-name="Source_20_Text">true</text:span> se <text:span text:style-name="T5">pelo menos uma</text:span> delas for verdadeira. Ele só retornará <text:span text:style-name="Source_20_Text">false</text:span> se ambas as expressões forem falsas. A "Tabela Verdade" para o operador <text:span text:style-name="Source_20_Text">OR</text:span> é a seguinte:</text:p>
      <text:p text:style-name="P45"/>
      <text:p text:style-name="P45"/>
      <text:p text:style-name="P45"/>
      <text:p text:style-name="P45"/>
      <table:table table:name="Tabela6" table:style-name="Tabela6">
        <table:table-column table:style-name="Tabela6.A" table:number-columns-repeated="2"/>
        <text:soft-page-break/>
        <table:table-row>
          <table:table-cell table:style-name="Tabela6.A1" office:value-type="string">
            <text:p text:style-name="P51">Condições</text:p>
          </table:table-cell>
          <table:table-cell table:style-name="Tabela6.B1" office:value-type="string">
            <text:p text:style-name="P51">Resultado Final</text:p>
          </table:table-cell>
        </table:table-row>
        <table:table-row>
          <table:table-cell table:style-name="Tabela6.A2" office:value-type="string">
            <text:p text:style-name="P51"><text:span text:style-name="Source_20_Text">Verdadeiro &amp;&amp; Verdadeir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Verdadeiro &amp;&amp; Fals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Falso &amp;&amp; Verdadeiro</text:span></text:p>
          </table:table-cell>
          <table:table-cell table:style-name="Tabela6.B2" office:value-type="string">
            <text:p text:style-name="P51"><text:span text:style-name="Source_20_Text">true</text:span></text:p>
          </table:table-cell>
        </table:table-row>
        <table:table-row>
          <table:table-cell table:style-name="Tabela6.A5" office:value-type="string">
            <text:p text:style-name="P51"><text:span text:style-name="Source_20_Text">Falso &amp;&amp; Falso</text:span></text:p>
          </table:table-cell>
          <table:table-cell table:style-name="Tabela6.B5" office:value-type="string">
            <text:p text:style-name="P53"><text:span text:style-name="Source_20_Text"><text:span text:style-name="T9">false</text:span></text:span></text:p>
          </table:table-cell>
        </table:table-row>
      </table:table>
      <text:p text:style-name="P45"/>
      <text:p text:style-name="P45">Usando as mesmas variáveis da seção anterior, vamos substituir o operador <text:span text:style-name="Source_20_Text">&amp;&amp;</text:span> por <text:span text:style-name="Source_20_Text">||</text:span>:</text:p>
      <text:p text:style-name="P45"/>
      <text:p text:style-name="P52"><text:span text:style-name="Source_20_Text">console.log((N1 &gt; N2) || (N1 &gt; N3)); // Retorna: true</text:span></text:p>
      <text:p text:style-name="P45"/>
      <text:p text:style-name="P45">Neste caso, embora a segunda condição (<text:span text:style-name="Source_20_Text">N1 &gt; N3</text:span>) ainda seja <text:span text:style-name="Source_20_Text">false</text:span>, a primeira (<text:span text:style-name="Source_20_Text">N1 &gt; N2</text:span>) é <text:span text:style-name="Source_20_Text">true</text:span>. A operação final é <text:span text:style-name="Source_20_Text">true || false</text:span>, que, conforme a regra do <text:span text:style-name="Source_20_Text">OR</text:span>, resulta em <text:span text:style-name="Source_20_Text">true</text:span>.</text:p>
      <text:p text:style-name="P45"/>
      <text:h text:style-name="P31" text:outline-level="4">2.3. O Operador <text:span text:style-name="Source_20_Text">NOT</text:span> (NÃO) - <text:span text:style-name="Source_20_Text">!</text:span></text:h>
      <text:p text:style-name="P7"><text:span text:style-name="Source_20_Text"/></text:p>
      <text:p text:style-name="P45">O operador <text:span text:style-name="Source_20_Text">NOT</text:span> (<text:span text:style-name="Source_20_Text">!</text:span>) é um operador de negação ou inversão. Sua única função é inverter um valor booleano: o que é <text:span text:style-name="Source_20_Text">true</text:span> se torna <text:span text:style-name="Source_20_Text">false</text:span>, e o que é <text:span text:style-name="Source_20_Text">false</text:span> se torna <text:span text:style-name="Source_20_Text">true</text:span>. Usando as mesmas variáveis, vamos aplicar o operador <text:span text:style-name="Source_20_Text">NOT</text:span> ao resultado da expressão <text:span text:style-name="Source_20_Text">OR</text:span> do exemplo anterior. Sabemos que <text:span text:style-name="Source_20_Text">(N1 &gt; N2) || (N1 &gt; N3)</text:span> resulta em <text:span text:style-name="Source_20_Text">true</text:span>. Ao aplicar a negação, o resultado é invertido:</text:p>
      <text:p text:style-name="P45"/>
      <text:p text:style-name="P54"><text:span text:style-name="Source_20_Text">console.log(!((N1 &gt; N2) || (N1 &gt; N3))); // Retorna: false</text:span></text:p>
      <text:p text:style-name="P10"><text:span text:style-name="Source_20_Text"/></text:p>
      <text:p text:style-name="P45">A expressão interna <text:span text:style-name="Source_20_Text">(N1 &gt; N2) || (N1 &gt; N3)</text:span> é avaliada primeiro, resultando em <text:span text:style-name="Source_20_Text">true</text:span>. Em seguida, o operador <text:span text:style-name="Source_20_Text">NOT</text:span> é aplicado a esse resultado (<text:span text:style-name="Source_20_Text">!(true)</text:span>), invertendo-o para <text:span text:style-name="Source_20_Text">false</text:span>. Compreendidos individualmente, o poder real desses operadores se manifesta quando os aplicamos para governar o fluxo do programa dentro de estruturas de controle, como será demonstrado a seguir.</text:p>
      <text:p text:style-name="P45"/>
      <text:h text:style-name="P12" text:outline-level="3">3. Aplicação Prática em Estruturas Condicionais</text:h>
      <text:p text:style-name="P7"/>
      <text:p text:style-name="P45">O principal caso de uso para operadores lógicos é dentro de estruturas de controle, como a declaração <text:span text:style-name="Source_20_Text">if</text:span>. Elas permitem que o programa execute blocos de código distintos com base no resultado de avaliações lógicas complexas, tornando o software mais dinâmico e inteligente.</text:p>
      <text:p text:style-name="P45"/>
      <text:p text:style-name="P45"><text:span text:style-name="T5">Análise de Exemplo com </text:span><text:span text:style-name="Source_20_Text"><text:span text:style-name="T5">if</text:span></text:span> <text:span text:style-name="T5">e </text:span><text:span text:style-name="Source_20_Text"><text:span text:style-name="T5">AND</text:span></text:span></text:p>
      <text:p text:style-name="P45"><text:span text:style-name="Source_20_Text"><text:span text:style-name="T5"/></text:span></text:p>
      <text:p text:style-name="P45">No exemplo abaixo, o bloco de código dentro do <text:span text:style-name="Source_20_Text">if</text:span> só será executado se ambas as condições, unidas pelo operador <text:span text:style-name="Source_20_Text">&amp;&amp;</text:span>, forem verdadeira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text:span text:style-name="Source_20_Text">let N4 = 2;</text:span></text:p>
      <text:p text:style-name="P52"/>
      <text:p text:style-name="P52"><text:soft-page-break/><text:span text:style-name="Source_20_Text">if ((N1 &gt; N2) &amp;&amp; (N3 &gt; N4)) {</text:span></text:p>
      <text:p text:style-name="P52"><text:span text:style-name="Source_20_Text"><text:s text:c="2"/>console.log("verdadeiro");</text:span></text:p>
      <text:p text:style-name="P52"><text:span text:style-name="Source_20_Text">} else {</text:span></text:p>
      <text:p text:style-name="P52"><text:span text:style-name="Source_20_Text"><text:s text:c="2"/>console.log("falso");</text:span></text:p>
      <text:p text:style-name="P52"><text:span text:style-name="Source_20_Text">}</text:span></text:p>
      <text:p text:style-name="P10"><text:span text:style-name="Source_20_Text"/></text:p>
      <text:p text:style-name="P45">Vamos detalhar como o JavaScript avalia esta condição passo a passo:</text:p>
      <text:p text:style-name="P45"/>
      <text:list text:style-name="L9">
        <text:list-item>
          <text:p text:style-name="P55">A primeira condição, <text:span text:style-name="Source_20_Text">N1 &gt; N2</text:span> (10 &gt; 5), é avaliada como <text:span text:style-name="Source_20_Text">true</text:span>.</text:p>
        </text:list-item>
        <text:list-item>
          <text:p text:style-name="P55">A segunda condição, <text:span text:style-name="Source_20_Text">N3 &gt; N4</text:span> (15 &gt; 2), também é avaliada como <text:span text:style-name="Source_20_Text">true</text:span>.</text:p>
        </text:list-item>
        <text:list-item>
          <text:p text:style-name="P55">A operação lógica <text:span text:style-name="Source_20_Text">true &amp;&amp; true</text:span> resulta em <text:span text:style-name="Source_20_Text">true</text:span>.</text:p>
        </text:list-item>
        <text:list-item>
          <text:p text:style-name="P55">Como a condição geral do <text:span text:style-name="Source_20_Text">if</text:span> é verdadeira, o código dentro de seu bloco é executado, imprimindo "verdadeiro" no console.</text:p>
        </text:list-item>
      </text:list>
      <text:p text:style-name="P56"/>
      <text:p text:style-name="P45"><text:span text:style-name="T5">Demonstração do Impacto da Negação (</text:span><text:span text:style-name="Source_20_Text"><text:span text:style-name="T5">NOT</text:span></text:span><text:span text:style-name="T5">)</text:span></text:p>
      <text:p text:style-name="P56"/>
      <text:p text:style-name="P45">Agora, vamos modificar a expressão aplicando o operador <text:span text:style-name="Source_20_Text">NOT</text:span> à primeira condição para observar como o fluxo do programa é alterado.</text:p>
      <text:p text:style-name="P45"/>
      <text:p text:style-name="P54"><text:span text:style-name="Source_20_Text">if (!(N1 &gt; N2) &amp;&amp; (N3 &gt; N4)) {</text:span></text:p>
      <text:p text:style-name="P54"><text:span text:style-name="Source_20_Text"><text:s text:c="2"/>console.log("verdadeiro");</text:span></text:p>
      <text:p text:style-name="P54"><text:span text:style-name="Source_20_Text">} else {</text:span></text:p>
      <text:p text:style-name="P54"><text:span text:style-name="Source_20_Text"><text:s text:c="2"/>console.log("falso");</text:span></text:p>
      <text:p text:style-name="P54"><text:span text:style-name="Source_20_Text">}</text:span></text:p>
      <text:p text:style-name="P10"><text:span text:style-name="Source_20_Text"/></text:p>
      <text:p text:style-name="P45">Agora, vamos analisar o impacto dessa negação na lógica:</text:p>
      <text:p text:style-name="P45"/>
      <text:list text:style-name="L10">
        <text:list-item>
          <text:p text:style-name="P57">A condição <text:span text:style-name="Source_20_Text">N1 &gt; N2</text:span> (10 &gt; 5) ainda resulta em <text:span text:style-name="Source_20_Text">true</text:span>.</text:p>
        </text:list-item>
        <text:list-item>
          <text:p text:style-name="P57">O operador <text:span text:style-name="Source_20_Text">NOT</text:span> inverte esse resultado: <text:span text:style-name="Source_20_Text">!(true)</text:span> se torna <text:span text:style-name="Source_20_Text">false</text:span>.</text:p>
        </text:list-item>
        <text:list-item>
          <text:p text:style-name="P57">A segunda condição, <text:span text:style-name="Source_20_Text">N3 &gt; N4</text:span>, permanece <text:span text:style-name="Source_20_Text">true</text:span>.</text:p>
        </text:list-item>
        <text:list-item>
          <text:p text:style-name="P57">A operação lógica final se torna <text:span text:style-name="Source_20_Text">false &amp;&amp; true</text:span>, que resulta em <text:span text:style-name="Source_20_Text">false</text:span>.</text:p>
        </text:list-item>
        <text:list-item>
          <text:p text:style-name="P57">Como a condição geral do <text:span text:style-name="Source_20_Text">if</text:span> é falsa, o programa ignora o primeiro bloco e executa o código dentro do <text:span text:style-name="Source_20_Text">else</text:span>, imprimindo "falso".</text:p>
        </text:list-item>
      </text:list>
      <text:p text:style-name="P45"/>
      <text:p text:style-name="P45">Estes exemplos demonstram o poder prático dos operadores lógicos para direcionar com precisão o comportamento de um programa.</text:p>
      <text:p text:style-name="P45"/>
      <text:h text:style-name="P12" text:outline-level="3">4. Pontos-Chave e Conclusão</text:h>
      <text:p text:style-name="P7"/>
      <text:p text:style-name="P45">Esta seção final resume os conceitos mais críticos da aula sobre operadores lógicos em um formato claro e conciso para facilitar a retenção do conhecimento.</text:p>
      <text:p text:style-name="P45"/>
      <text:list text:style-name="L11">
        <text:list-item>
          <text:p text:style-name="P58"><text:span text:style-name="T5">Operadores Lógicos:</text:span> O JavaScript utiliza <text:span text:style-name="Source_20_Text">&amp;&amp;</text:span> (E), <text:span text:style-name="Source_20_Text">||</text:span> (OU), e <text:span text:style-name="Source_20_Text">!</text:span> (NÃO) para combinar ou inverter resultados booleanos.</text:p>
        </text:list-item>
        <text:list-item>
          <text:p text:style-name="P58"><text:span text:style-name="T5">Retorno Booleano:</text:span> O resultado de qualquer operação lógica é sempre <text:span text:style-name="Source_20_Text">true</text:span> ou <text:span text:style-name="Source_20_Text">false</text:span>.</text:p>
        </text:list-item>
        <text:list-item>
          <text:p text:style-name="P58"><text:span text:style-name="T5">Regra do </text:span><text:span text:style-name="Source_20_Text"><text:span text:style-name="T5">AND</text:span></text:span> <text:span text:style-name="T5">(</text:span><text:span text:style-name="Source_20_Text"><text:span text:style-name="T5">&amp;&amp;</text:span></text:span><text:span text:style-name="T5">):</text:span> Só retorna <text:span text:style-name="Source_20_Text">true</text:span> se <text:span text:style-name="T5">ambas</text:span> as condições forem verdadeiras.</text:p>
        </text:list-item>
        <text:list-item>
          <text:p text:style-name="P58"><text:span text:style-name="T5">Regra do </text:span><text:span text:style-name="Source_20_Text"><text:span text:style-name="T5">OR</text:span></text:span> <text:span text:style-name="T5">(</text:span><text:span text:style-name="Source_20_Text"><text:span text:style-name="T5">||</text:span></text:span><text:span text:style-name="T5">):</text:span> Retorna <text:span text:style-name="Source_20_Text">true</text:span> se <text:span text:style-name="T5">pelo menos uma</text:span> das condições for verdadeira.</text:p>
        </text:list-item>
        <text:list-item>
          <text:p text:style-name="P58"><text:soft-page-break/><text:span text:style-name="T5">Regra do </text:span><text:span text:style-name="Source_20_Text"><text:span text:style-name="T5">NOT</text:span></text:span> <text:span text:style-name="T5">(</text:span><text:span text:style-name="Source_20_Text"><text:span text:style-name="T5">!</text:span></text:span><text:span text:style-name="T5">):</text:span> <text:span text:style-name="T5">Inverte</text:span> o valor booleano de uma expressão (de <text:span text:style-name="Source_20_Text">true</text:span> para <text:span text:style-name="Source_20_Text">false</text:span> e vice-versa).</text:p>
        </text:list-item>
        <text:list-item>
          <text:p text:style-name="P58"><text:span text:style-name="T5">Aplicação Principal:</text:span> São usados extensivamente em estruturas de controle como <text:span text:style-name="Source_20_Text">if</text:span> para tomar decisões e direcionar o fluxo do código.</text:p>
        </text:list-item>
      </text:list>
      <text:p text:style-name="P44"/>
      <text:h text:style-name="Heading_20_1" text:outline-level="1"><text:bookmark-start text:name="__RefHeading___Toc2249_3828932059"/>Operadores Bitwise em JavaScript<text:bookmark-end text:name="__RefHeading___Toc2249_3828932059"/></text:h>
      <text:p text:style-name="P59"/>
      <text:p text:style-name="P59">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59"/>
      <text:h text:style-name="P60" text:outline-level="2"><text:span text:style-name="T10">1.0 </text:span>Operadores Lógicos Bit a Bit</text:h>
      <text:p text:style-name="P61"/>
      <text:p text:style-name="P59">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62" text:outline-level="3"><text:span text:style-name="T10">1.1 </text:span>Operador AND (<text:span text:style-name="Source_20_Text">&amp;</text:span>)</text:h>
      <text:p text:style-name="P61"/>
      <text:p text:style-name="P59">O operador AND (<text:span text:style-name="Source_20_Text">&amp;</text:span>) compara dois números bit a bit e retorna <text:span text:style-name="Source_20_Text">1</text:span> em uma posição somente se os bits correspondentes em <text:span text:style-name="T6">ambos</text:span> os operandos forem <text:span text:style-name="Source_20_Text">1</text:span>. Em todos os outros casos, o resultado é <text:span text:style-name="Source_20_Text">0</text:span>. Esta operação é a aplicação direta da tabela verdade do "E" lógico em nível de bit. O exemplo <text:span text:style-name="Source_20_Text">10 &amp; 11</text:span> demonstra essa regra, resultando no valor decimal <text:span text:style-name="Source_20_Text">10</text:span>.</text:p>
      <text:p text:style-name="P59"/>
      <table:table table:name="Tabela7" table:style-name="Tabela7">
        <table:table-column table:style-name="Tabela7.A" table:number-columns-repeated="3"/>
        <table:table-row>
          <table:table-cell table:style-name="Tabela7.A1" office:value-type="string">
            <text:p text:style-name="P63">Operação: <text:span text:style-name="Source_20_Text">10 &amp; 11</text:span></text:p>
          </table:table-cell>
          <table:table-cell table:style-name="Tabela7.B1" office:value-type="string">
            <text:p text:style-name="P63">Decimal</text:p>
          </table:table-cell>
          <table:table-cell table:style-name="Tabela7.B1" office:value-type="string">
            <text:p text:style-name="P63">Binário</text:p>
          </table:table-cell>
        </table:table-row>
        <table:table-row>
          <table:table-cell table:style-name="Tabela7.A2" office:value-type="string">
            <text:p text:style-name="P63">Operando 1</text:p>
          </table:table-cell>
          <table:table-cell table:style-name="Tabela7.B2" office:value-type="string">
            <text:p text:style-name="P63">10</text:p>
          </table:table-cell>
          <table:table-cell table:style-name="Tabela7.B2" office:value-type="string">
            <text:p text:style-name="P63"><text:span text:style-name="Source_20_Text">1010</text:span></text:p>
          </table:table-cell>
        </table:table-row>
        <table:table-row>
          <table:table-cell table:style-name="Tabela7.A2" office:value-type="string">
            <text:p text:style-name="P63">Operando 2</text:p>
          </table:table-cell>
          <table:table-cell table:style-name="Tabela7.B2" office:value-type="string">
            <text:p text:style-name="P63">11</text:p>
          </table:table-cell>
          <table:table-cell table:style-name="Tabela7.B2" office:value-type="string">
            <text:p text:style-name="P63"><text:span text:style-name="Source_20_Text">1011</text:span></text:p>
          </table:table-cell>
        </table:table-row>
        <table:table-row>
          <table:table-cell table:style-name="Tabela7.A2" office:value-type="string">
            <text:p text:style-name="P64">Comparação Bit a Bit</text:p>
          </table:table-cell>
          <table:table-cell table:style-name="Tabela7.B2" office:value-type="string">
            <text:p text:style-name="P65"/>
          </table:table-cell>
          <table:table-cell table:style-name="Tabela7.B2" office:value-type="string">
            <text:p text:style-name="P63"><text:span text:style-name="Source_20_Text">1&amp;1=1</text:span> <text:span text:style-name="Source_20_Text">0&amp;0=0</text:span> <text:span text:style-name="Source_20_Text">1&amp;1=1</text:span> <text:span text:style-name="Source_20_Text">0&amp;1=0</text:span></text:p>
          </table:table-cell>
        </table:table-row>
        <table:table-row>
          <table:table-cell table:style-name="Tabela7.A5" office:value-type="string">
            <text:p text:style-name="P64">Resultado</text:p>
          </table:table-cell>
          <table:table-cell table:style-name="Tabela7.B5" office:value-type="string">
            <text:p text:style-name="P64">10</text:p>
          </table:table-cell>
          <table:table-cell table:style-name="Tabela7.B5" office:value-type="string">
            <text:p text:style-name="P63"><text:span text:style-name="Source_20_Text"><text:span text:style-name="T5">1010</text:span></text:span></text:p>
          </table:table-cell>
        </table:table-row>
      </table:table>
      <text:h text:style-name="P62" text:outline-level="3"/>
      <text:h text:style-name="P66" text:outline-level="3"><text:span text:style-name="T10">1.2 </text:span>Operador OR (<text:span text:style-name="Source_20_Text">|</text:span>)</text:h>
      <text:p text:style-name="P61"/>
      <text:p text:style-name="P59">O operador OR (<text:span text:style-name="Source_20_Text">|</text:span>), também conhecido como "OU Inclusivo", retorna <text:span text:style-name="Source_20_Text">1</text:span> em uma posição de bit se <text:span text:style-name="T6">pelo menos um</text:span> dos bits correspondentes nos operandos for <text:span text:style-name="Source_20_Text">1</text:span>. O resultado só será <text:span text:style-name="Source_20_Text">0</text:span> se ambos os bits forem <text:span text:style-name="Source_20_Text">0</text:span>, o que corresponde à tabela verdade do "OU" lógico. A operação <text:span text:style-name="Source_20_Text">10 | 11</text:span> ilustra este comportamento, resultando no valor <text:span text:style-name="Source_20_Text">11</text:span>.</text:p>
      <text:p text:style-name="P59"/>
      <text:h text:style-name="P62" text:outline-level="3"><text:span text:style-name="T10">1.3 </text:span>Operador XOR ou "OU Exclusivo" (<text:span text:style-name="Source_20_Text">^</text:span>)</text:h>
      <text:p text:style-name="P61"/>
      <text:p text:style-name="P59">O operador XOR (<text:span text:style-name="Source_20_Text">^</text:span>) retorna <text:span text:style-name="Source_20_Text">1</text:span> somente quando os bits correspondentes são <text:span text:style-name="T6">diferentes</text:span> (um é <text:span text:style-name="Source_20_Text">0</text:span> e o outro é <text:span text:style-name="Source_20_Text">1</text:span>). Se os bits forem iguais (ambos <text:span text:style-name="Source_20_Text">0</text:span> ou ambos <text:span text:style-name="Source_20_Text">1</text:span>), ele retorna <text:span text:style-name="Source_20_Text">0</text:span>. O exemplo <text:span text:style-name="Source_20_Text">13 ^ 14</text:span> ilustra perfeitamente essa regra de exclusividade, resultando no valor decimal <text:span text:style-name="Source_20_Text">3</text:span>.</text:p>
      <text:p text:style-name="P59"/>
      <text:p text:style-name="P59"/>
      <table:table table:name="Tabela8" table:style-name="Tabela8">
        <table:table-column table:style-name="Tabela8.A" table:number-columns-repeated="3"/>
        <text:soft-page-break/>
        <table:table-row>
          <table:table-cell table:style-name="Tabela8.A1" office:value-type="string">
            <text:p text:style-name="P63">Operação: <text:span text:style-name="Source_20_Text">13 ^ 14</text:span></text:p>
          </table:table-cell>
          <table:table-cell table:style-name="Tabela8.B1" office:value-type="string">
            <text:p text:style-name="P63">Decimal</text:p>
          </table:table-cell>
          <table:table-cell table:style-name="Tabela8.B1" office:value-type="string">
            <text:p text:style-name="P63">Binário</text:p>
          </table:table-cell>
        </table:table-row>
        <table:table-row>
          <table:table-cell table:style-name="Tabela8.A2" office:value-type="string">
            <text:p text:style-name="P63">Operando 1</text:p>
          </table:table-cell>
          <table:table-cell table:style-name="Tabela8.B2" office:value-type="string">
            <text:p text:style-name="P63">13</text:p>
          </table:table-cell>
          <table:table-cell table:style-name="Tabela8.B2" office:value-type="string">
            <text:p text:style-name="P63"><text:span text:style-name="Source_20_Text">1101</text:span></text:p>
          </table:table-cell>
        </table:table-row>
        <table:table-row>
          <table:table-cell table:style-name="Tabela8.A2" office:value-type="string">
            <text:p text:style-name="P63">Operando 2</text:p>
          </table:table-cell>
          <table:table-cell table:style-name="Tabela8.B2" office:value-type="string">
            <text:p text:style-name="P63">14</text:p>
          </table:table-cell>
          <table:table-cell table:style-name="Tabela8.B2" office:value-type="string">
            <text:p text:style-name="P63"><text:span text:style-name="Source_20_Text">1110</text:span></text:p>
          </table:table-cell>
        </table:table-row>
        <table:table-row>
          <table:table-cell table:style-name="Tabela8.A2" office:value-type="string">
            <text:p text:style-name="P64">Comparação Bit a Bit</text:p>
          </table:table-cell>
          <table:table-cell table:style-name="Tabela8.B2" office:value-type="string">
            <text:p text:style-name="P65"/>
          </table:table-cell>
          <table:table-cell table:style-name="Tabela8.B2" office:value-type="string">
            <text:p text:style-name="P63"><text:span text:style-name="Source_20_Text">1^1=0</text:span> <text:span text:style-name="Source_20_Text">1^1=0</text:span> <text:span text:style-name="Source_20_Text">0^1=1</text:span> <text:span text:style-name="Source_20_Text">1^0=1</text:span></text:p>
          </table:table-cell>
        </table:table-row>
        <table:table-row>
          <table:table-cell table:style-name="Tabela8.A5" office:value-type="string">
            <text:p text:style-name="P64">Resultado</text:p>
          </table:table-cell>
          <table:table-cell table:style-name="Tabela8.B5" office:value-type="string">
            <text:p text:style-name="P64">3</text:p>
          </table:table-cell>
          <table:table-cell table:style-name="Tabela8.B5" office:value-type="string">
            <text:p text:style-name="P63"><text:span text:style-name="Source_20_Text"><text:span text:style-name="T5">0011</text:span></text:span></text:p>
          </table:table-cell>
        </table:table-row>
      </table:table>
      <text:p text:style-name="P59"/>
      <text:p text:style-name="P59">Após explorar como comparar bits, vamos agora analisar os operadores que, em vez de comparar, manipulam a posição dos bits dentro de um número.</text:p>
      <text:p text:style-name="P59"/>
      <text:h text:style-name="P60" text:outline-level="2"><text:span text:style-name="T10">2.0 </text:span>Operadores de Deslocamento de Bits (Bit Shift)</text:h>
      <text:p text:style-name="P61"/>
      <text:p text:style-name="P59">Os operadores de deslocamento, <text:span text:style-name="Source_20_Text">&lt;&lt;</text:span> (deslocamento para a esquerda) e <text:span text:style-name="Source_20_Text">&gt;&gt;</text:span>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p>
      <text:p text:style-name="P59"/>
      <text:h text:style-name="P62" text:outline-level="3"><text:span text:style-name="T10">2.1 </text:span>Deslocamento para a Esquerda (<text:span text:style-name="Source_20_Text">&lt;&lt;</text:span>)</text:h>
      <text:p text:style-name="P61"/>
      <text:p text:style-name="P59">O operador <text:span text:style-name="Source_20_Text">&lt;&lt;</text:span> move todos os bits de um número para a esquerda em um número especificado de posições. Os bits existentes são movidos para a esquerda, e a nova posição mais à direita (o bit menos significativo) é preenchida com um <text:span text:style-name="Source_20_Text">0</text:span>. A consequência direta de deslocar os bits uma posição para a esquerda (<text:span text:style-name="Source_20_Text">&lt;&lt; 1</text:span>) é a multiplicação do valor original por 2. Por exemplo, <text:span text:style-name="Source_20_Text">10 &lt;&lt; 1</text:span> resulta em <text:span text:style-name="Source_20_Text">20</text:span>. De forma geral, deslocar N bits para a esquerda (<text:span text:style-name="Source_20_Text">&lt;&lt; N</text:span>) é uma forma otimizada de multiplicar o número por 2 elevado à N-ésima potência (2^N).</text:p>
      <text:p text:style-name="P59">A operação <text:span text:style-name="Source_20_Text">25 &lt;&lt; 1</text:span> resulta em <text:span text:style-name="Source_20_Text">50</text:span>, conforme a seguinte transformação binária:</text:p>
      <text:p text:style-name="P59"/>
      <text:list text:style-name="L12">
        <text:list-item>
          <text:p text:style-name="P67"><text:span text:style-name="T5">25 (Decimal):</text:span> <text:span text:style-name="Source_20_Text">11001</text:span></text:p>
        </text:list-item>
        <text:list-item>
          <text:p text:style-name="P67"><text:span text:style-name="T5">Deslocando 1 bit à esquerda:</text:span> <text:span text:style-name="Source_20_Text">110010</text:span></text:p>
        </text:list-item>
        <text:list-item>
          <text:p text:style-name="P67"><text:span text:style-name="T5">Resultado (Decimal):</text:span> <text:span text:style-name="Source_20_Text">50</text:span></text:p>
        </text:list-item>
      </text:list>
      <text:h text:style-name="P62" text:outline-level="3"/>
      <text:h text:style-name="P62" text:outline-level="3"><text:span text:style-name="T10">2.2 </text:span>Deslocamento para a Direita (<text:span text:style-name="Source_20_Text">&gt;&gt;</text:span>)</text:h>
      <text:p text:style-name="P61"/>
      <text:p text:style-name="P59">De forma oposta, o operador <text:span text:style-name="Source_20_Text">&gt;&gt;</text:span> move todos os bits para a direita. Nessa operação, o bit mais à direita é descartado, e uma nova posição é adicionada à esquerda, preenchida com um <text:span text:style-name="Source_20_Text">0</text:span> (para números positivos). Deslocar os bits uma posição para a direita (<text:span text:style-name="Source_20_Text">&gt;&gt; 1</text:span>) equivale a realizar uma divisão inteira do valor por 2. De forma geral, deslocar N bits para a direita (<text:span text:style-name="Source_20_Text">&gt;&gt; N</text:span>) equivale a uma divisão inteira por 2^N.</text:p>
      <text:p text:style-name="P59">O exemplo <text:span text:style-name="Source_20_Text">30 &gt;&gt; 1</text:span> demonstra isso, resultando em <text:span text:style-name="Source_20_Text">15</text:span>. A operação sobre o número 30 (<text:span text:style-name="Source_20_Text">11110</text:span>) mostra como o bit mais à direita é removido:</text:p>
      <text:p text:style-name="P59"/>
      <text:list text:style-name="L13">
        <text:list-item>
          <text:p text:style-name="P68"><text:span text:style-name="T5">30 (Decimal):</text:span> <text:span text:style-name="Source_20_Text">11110</text:span></text:p>
        </text:list-item>
        <text:list-item>
          <text:p text:style-name="P68"><text:span text:style-name="T5">Deslocando 1 bit à direita:</text:span> <text:span text:style-name="Source_20_Text">1111</text:span></text:p>
        </text:list-item>
        <text:list-item>
          <text:p text:style-name="P68"><text:span text:style-name="T5">Resultado (Decimal):</text:span> <text:span text:style-name="Source_20_Text">15</text:span></text:p>
        </text:list-item>
      </text:list>
      <text:h text:style-name="P60" text:outline-level="2"/>
      <text:h text:style-name="P60" text:outline-level="2"><text:span text:style-name="T10">3.0 </text:span>Conclusão: A Relevância Prática dos Operadores Bitwise</text:h>
      <text:p text:style-name="P61"/>
      <text:p text:style-name="P59">A aula demonstrou que os operadores bitwise, embora operem em um nível baixo de abstração, oferecem soluções elegantes e de alta performance para problemas comuns. Os operadores lógicos (<text:span text:style-name="Source_20_Text">&amp;</text:span>, <text:span text:style-name="Source_20_Text">|</text:span>, <text:span text:style-name="Source_20_Text">^</text:span>) permitem comparações complexas bit a bit, enquanto os operadores de deslocamento (<text:span text:style-name="Source_20_Text">&lt;&lt;</text:span>, <text:span text:style-name="Source_20_Text">&gt;&gt;</text:span>) fornecem um método extremamente eficiente para multiplicar e dividir números inteiros por potências de dois. Conforme a mensagem central do instrutor, <text:soft-page-break/>compreender e saber aplicar esses operadores é um diferencial importante. Dominar esses conceitos é um passo fundamental no caminho para se tornar um programador JavaScript profissional e completo, capaz de escrever código não apenas funcional, mas também otimizado.</text:p>
      <text:h text:style-name="P69" text:outline-level="1"/>
      <text:h text:style-name="Heading_20_1" text:outline-level="1"><text:bookmark-start text:name="__RefHeading___Toc2251_3828932059"/>Operadores de Incremento, Decremento e Outras Operações Unárias em JavaScript<text:bookmark-end text:name="__RefHeading___Toc2251_3828932059"/></text:h>
      <text:p text:style-name="Text_20_body"/>
      <text:h text:style-name="P12" text:outline-level="3">1. Introdução: A Importância dos Operadores no JavaScript</text:h>
      <text:p text:style-name="P7"/>
      <text:p text:style-name="P45">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45"/>
      <text:h text:style-name="P12" text:outline-level="3">2. Operadores de Incremento (<text:span text:style-name="Source_20_Text">++</text:span>): A Distinção Crucial entre Pré e Pós</text:h>
      <text:p text:style-name="P7"/>
      <text:p text:style-name="P45">O operador de incremento (<text:span text:style-name="Source_20_Text">++</text:span>)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p>
      <text:p text:style-name="P45"/>
      <text:h text:style-name="P31" text:outline-level="4">2.1. Pós-Incremento (<text:span text:style-name="Source_20_Text">n++</text:span>): Usar, Depois Incrementar</text:h>
      <text:p text:style-name="P7"/>
      <text:p text:style-name="P45">A regra do pós-incremento é: a expressão avalia para o valor <text:span text:style-name="T6">antes</text:span> da modificação. A variável só é atualizada na memória <text:span text:style-name="T6">depois</text:span> que seu valor original foi utilizado. Em outras palavras, o JavaScript primeiro "usa" o valor atual e depois o atualiza. Considere o seguinte exemplo prático:</text:p>
      <text:p text:style-name="P45"/>
      <text:p text:style-name="P52"><text:span text:style-name="Source_20_Text">let n = 10;</text:span></text:p>
      <text:p text:style-name="P52"><text:span text:style-name="Source_20_Text">console.log(n++); // Imprime 10</text:span></text:p>
      <text:p text:style-name="P10"><text:span text:style-name="Source_20_Text"/></text:p>
      <text:p text:style-name="P45">Neste caso, o <text:span text:style-name="Source_20_Text">console.log</text:span> exibe <text:span text:style-name="Source_20_Text">10</text:span> porque a operação de incremento só ocorre <text:span text:style-name="T6">depois</text:span> que o valor original de <text:span text:style-name="Source_20_Text">n</text:span> foi passado para a função. Após a execução dessa linha, o valor de <text:span text:style-name="Source_20_Text">n</text:span> na memória passa a ser <text:span text:style-name="Source_20_Text">11</text:span>.</text:p>
      <text:p text:style-name="P45"/>
      <text:h text:style-name="P31" text:outline-level="4">2.2. Pré-Incremento (<text:span text:style-name="Source_20_Text">++n</text:span>): Incrementar, Depois Usar</text:h>
      <text:p text:style-name="P7"/>
      <text:p text:style-name="P45">O pré-incremento segue a lógica oposta. A variável é <text:span text:style-name="T5">primeiro</text:span> incrementada e, em seguida, a expressão retorna o valor <text:span text:style-name="T5">já atualizado</text:span>. O processo de "incrementar e depois usar" garante que qualquer operação subsequente na mesma linha já utilize o novo valor. Analisando o mesmo cenário com pré-incremento:</text:p>
      <text:p text:style-name="P45"/>
      <text:p text:style-name="P52"><text:span text:style-name="Source_20_Text">let n = 10;</text:span></text:p>
      <text:p text:style-name="P52"><text:span text:style-name="Source_20_Text">console.log(++n); // Imprime 11</text:span></text:p>
      <text:p text:style-name="P10"><text:span text:style-name="Source_20_Text"/></text:p>
      <text:p text:style-name="P45"><text:soft-page-break/>Aqui, <text:span text:style-name="Source_20_Text">n</text:span> é incrementado para <text:span text:style-name="Source_20_Text">11</text:span> <text:span text:style-name="T6">antes</text:span> de ser passado para o <text:span text:style-name="Source_20_Text">console.log</text:span>. Por isso, o valor impresso é <text:span text:style-name="Source_20_Text">11</text:span> imediatamente.</text:p>
      <text:p text:style-name="P45"/>
      <text:h text:style-name="P31" text:outline-level="4">2.3. Análise Comparativa do Comportamento</text:h>
      <text:p text:style-name="P7"/>
      <text:p text:style-name="P45">A chave para entender por que esses operadores se comportam de maneira diferente reside em um princípio fundamental do JavaScript: <text:span text:style-name="T5">a avaliação de expressões ocorre da esquerda para a direita</text:span>. No caso de <text:span text:style-name="Source_20_Text">console.log(n++)</text:span>, o motor JavaScript primeiro avalia <text:span text:style-name="Source_20_Text">n</text:span>, captura seu valor atual (<text:span text:style-name="Source_20_Text">10</text:span>) para passar à função <text:span text:style-name="Source_20_Text">console.log</text:span>, e <text:span text:style-name="T6">somente depois</text:span> processa o operador <text:span text:style-name="Source_20_Text">++</text:span>, atualizando a variável <text:span text:style-name="Source_20_Text">n</text:span> para <text:span text:style-name="Source_20_Text">11</text:span> na memória. Essa ordem de operações é a causa direta do comportamento "usar, depois incrementar". A tabela abaixo resume a distinção entre o resultado da expressão e o efeito colateral na variável:</text:p>
      <text:p text:style-name="P45"/>
      <table:table table:name="Tabela9" table:style-name="Tabela9">
        <table:table-column table:style-name="Tabela9.A"/>
        <table:table-column table:style-name="Tabela9.B"/>
        <table:table-row>
          <table:table-cell table:style-name="Tabela9.A1" office:value-type="string">
            <text:p text:style-name="P51">Operação</text:p>
          </table:table-cell>
          <table:table-cell table:style-name="Tabela9.B1" office:value-type="string">
            <text:p text:style-name="P51">Descrição do Processo</text:p>
          </table:table-cell>
        </table:table-row>
        <table:table-row>
          <table:table-cell table:style-name="Tabela9.A2" office:value-type="string">
            <text:p text:style-name="P51"><text:span text:style-name="T5">Pós-Incremento (</text:span><text:span text:style-name="Source_20_Text"><text:span text:style-name="T5">n++</text:span></text:span><text:span text:style-name="T5">)</text:span></text:p>
          </table:table-cell>
          <table:table-cell table:style-name="Tabela9.B2" office:value-type="string">
            <text:p text:style-name="P51">1. A expressão resulta no valor <text:span text:style-name="T5">atual</text:span> de <text:span text:style-name="Source_20_Text">n</text:span>. &lt;br&gt; 2. Como efeito colateral, <text:span text:style-name="Source_20_Text">n</text:span> é incrementado em 1 na memória.</text:p>
          </table:table-cell>
        </table:table-row>
        <table:table-row>
          <table:table-cell table:style-name="Tabela9.A3" office:value-type="string">
            <text:p text:style-name="P51"><text:span text:style-name="T5">Pré-Incremento (</text:span><text:span text:style-name="Source_20_Text"><text:span text:style-name="T5">++n</text:span></text:span><text:span text:style-name="T5">)</text:span></text:p>
          </table:table-cell>
          <table:table-cell table:style-name="Tabela9.B3" office:value-type="string">
            <text:p text:style-name="P51">1. <text:span text:style-name="Source_20_Text">n</text:span> é incrementado em 1 na memória. &lt;br&gt; 2. A expressão resulta no valor <text:span text:style-name="T5">novo</text:span> e já atualizado de <text:span text:style-name="Source_20_Text">n</text:span>.</text:p>
          </table:table-cell>
        </table:table-row>
      </table:table>
      <text:p text:style-name="P45"/>
      <text:p text:style-name="P45">É crucial entender que, em ambos os casos, o valor da variável é permanentemente alterado. O exemplo a seguir ilustra isso perfeitamente:</text:p>
      <text:p text:style-name="P45"/>
      <text:p text:style-name="P52"><text:span text:style-name="Source_20_Text">let n = 10;</text:span></text:p>
      <text:p text:style-name="P52"><text:span text:style-name="Source_20_Text">console.log(n++); // Imprime 10 (usa o valor original)</text:span></text:p>
      <text:p text:style-name="P52"><text:span text:style-name="Source_20_Text">console.log(n); <text:s text:c="2"/>// Imprime 11 (a variável já foi incrementada)</text:span></text:p>
      <text:p text:style-name="P10"><text:span text:style-name="Source_20_Text"/></text:p>
      <text:p text:style-name="P45">Com o conceito de incremento bem estabelecido, podemos agora explorar seu análogo: os operadores de decremento.</text:p>
      <text:p text:style-name="P45"/>
      <text:h text:style-name="P12" text:outline-level="3">3. Operadores de Decremento (<text:span text:style-name="Source_20_Text">--</text:span>): A Lógica Inversa</text:h>
      <text:p text:style-name="P7"/>
      <text:p text:style-name="P45">Os operadores de decremento (<text:span text:style-name="Source_20_Text">--</text:span>) seguem exatamente a mesma lógica dos operadores de incremento, mas com o propósito de <text:span text:style-name="T5">subtrair</text:span> uma unidade do valor da variável. A distinção entre pré e pós-operação, governada pela mesma avaliação da esquerda para a direita, continua sendo a mesma:</text:p>
      <text:p text:style-name="P45"/>
      <text:list text:style-name="L14">
        <text:list-item>
          <text:p text:style-name="P70"><text:span text:style-name="T5">Pós-Decremento (</text:span><text:span text:style-name="Source_20_Text"><text:span text:style-name="T5">n--</text:span></text:span><text:span text:style-name="T5">):</text:span> Usa o valor atual e, depois, decrementa.</text:p>
        </text:list-item>
        <text:list-item>
          <text:p text:style-name="P70"><text:span text:style-name="T5">Pré-Decremento (</text:span><text:span text:style-name="Source_20_Text"><text:span text:style-name="T5">--n</text:span></text:span><text:span text:style-name="T5">):</text:span> Primeiro decrementa e, depois, usa o novo valor.</text:p>
        </text:list-item>
      </text:list>
      <text:p text:style-name="P45"/>
      <text:p text:style-name="P45">O exemplo de pré-decremento é direto:</text:p>
      <text:p text:style-name="P45"/>
      <text:p text:style-name="P52"><text:span text:style-name="Source_20_Text">let n = 10;</text:span></text:p>
      <text:p text:style-name="P52"><text:span text:style-name="Source_20_Text">console.log(--n); // Imprime 9</text:span></text:p>
      <text:p text:style-name="P10"><text:span text:style-name="Source_20_Text"/></text:p>
      <text:p text:style-name="P45">Neste caso, a variável <text:span text:style-name="Source_20_Text">n</text:span> é primeiro reduzida para <text:span text:style-name="Source_20_Text">9</text:span>, e então esse novo valor é impresso. De forma análoga ao pós-incremento, o pós-decremento também utiliza o valor original antes de modificá-lo:</text:p>
      <text:p text:style-name="P45"/>
      <text:p text:style-name="P54"><text:soft-page-break/><text:span text:style-name="Source_20_Text">let n = 10;</text:span></text:p>
      <text:p text:style-name="P54"><text:span text:style-name="Source_20_Text">console.log(n--); // Imprime 10</text:span></text:p>
      <text:p text:style-name="P54"><text:span text:style-name="Source_20_Text">console.log(n); <text:s text:c="2"/>// Imprime 9</text:span></text:p>
      <text:p text:style-name="P10"><text:span text:style-name="Source_20_Text"/></text:p>
      <text:p text:style-name="P45">Além desses, outros operadores unários são fundamentais para o dia a dia da programação em JavaScript.</text:p>
      <text:p text:style-name="P45"/>
      <text:h text:style-name="P12" text:outline-level="3">4. Outros Operadores Relevantes: Inversão e Concatenação</text:h>
      <text:p text:style-name="P7"/>
      <text:p text:style-name="P45">Além de incrementar e decrementar, existem outros operadores que atuam sobre um único operando e são cruciais para operações diárias em JavaScript. Entre eles, destacam-se o operador de inversão de sinal e o comportamento contextual do operador <text:span text:style-name="Source_20_Text">+</text:span>.</text:p>
      <text:p text:style-name="P45"/>
      <text:h text:style-name="P31" text:outline-level="4">4.1. Operador de Inversão/Negação (<text:span text:style-name="Source_20_Text">-</text:span>)</text:h>
      <text:p text:style-name="P7"/>
      <text:p text:style-name="P45">O operador unário de negação (<text:span text:style-name="Source_20_Text">-</text:span>),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p>
      <text:p text:style-name="P45"/>
      <text:p text:style-name="P54"><text:span text:style-name="Source_20_Text">let n = 10;</text:span></text:p>
      <text:p text:style-name="P54"><text:span text:style-name="Source_20_Text">let x = -n; // x agora contém o valor -10</text:span></text:p>
      <text:p text:style-name="P10"><text:span text:style-name="Source_20_Text"/></text:p>
      <text:h text:style-name="P31" text:outline-level="4">4.2. O Duplo Papel do Operador <text:span text:style-name="Source_20_Text">+</text:span></text:h>
      <text:p text:style-name="P7"><text:span text:style-name="Source_20_Text"/></text:p>
      <text:p text:style-name="P45">O operador <text:span text:style-name="Source_20_Text">+</text:span> é contextual, e sua função depende inteiramente do tipo dos operandos com os quais ele está trabalhando.</text:p>
      <text:p text:style-name="P45"/>
      <text:list text:style-name="L15">
        <text:list-item>
          <text:p text:style-name="P71"><text:span text:style-name="T5">Adição:</text:span> Quando o operador <text:span text:style-name="Source_20_Text">+</text:span> é posicionado entre dois valores numéricos, ele realiza uma soma matemática tradicional.</text:p>
        </text:list-item>
        <text:list-item>
          <text:p text:style-name="P71"><text:span text:style-name="T5">Concatenação:</text:span> Se qualquer um dos operandos for uma <text:span text:style-name="Source_20_Text">string</text:span>, o operador <text:span text:style-name="Source_20_Text">+</text:span> muda seu comportamento e se torna um operador de concatenação. Ele converte os outros operandos em strings (se necessário) e os une em uma única string.</text:p>
          <text:p text:style-name="P71"/>
        </text:list-item>
      </text:list>
      <text:h text:style-name="P12" text:outline-level="3">5. Conclusão e Pontos-Chave</text:h>
      <text:p text:style-name="P7"/>
      <text:p text:style-name="P45">Dominar o comportamento dos operadores unários é um requisito fundamental para escrever código JavaScript previsível e profissional. As distinções entre pré e pós-operação, bem como o comportamento contextual de operadores como o <text:span text:style-name="Source_20_Text">+</text:span>, são detalhes que, quando compreendidos, evitam erros lógicos e tornam o código mais legível e robusto. Para uma rápida revisão, os pontos mais críticos da aula foram:</text:p>
      <text:p text:style-name="P45"/>
      <text:list text:style-name="L16">
        <text:list-item>
          <text:p text:style-name="P72"><text:span text:style-name="T5">Pós-Incremento (</text:span><text:span text:style-name="Source_20_Text"><text:span text:style-name="T5">n++</text:span></text:span><text:span text:style-name="T5">):</text:span> Primeiro retorna o valor original, depois incrementa.</text:p>
        </text:list-item>
        <text:list-item>
          <text:p text:style-name="P72"><text:span text:style-name="T5">Pré-Incremento (</text:span><text:span text:style-name="Source_20_Text"><text:span text:style-name="T5">++n</text:span></text:span><text:span text:style-name="T5">):</text:span> Primeiro incrementa, depois retorna o novo valor.</text:p>
        </text:list-item>
        <text:list-item>
          <text:p text:style-name="P72"><text:span text:style-name="T5">Decremento (</text:span><text:span text:style-name="Source_20_Text"><text:span text:style-name="T5">--</text:span></text:span><text:span text:style-name="T5">):</text:span> Segue a mesma lógica de pré e pós-operação do incremento, mas subtraindo um.</text:p>
        </text:list-item>
        <text:list-item>
          <text:p text:style-name="P72"><text:span text:style-name="T5">Operador </text:span><text:span text:style-name="Source_20_Text"><text:span text:style-name="T5">+</text:span></text:span><text:span text:style-name="T5">:</text:span> É um operador de <text:span text:style-name="T5">adição</text:span> com números e de <text:span text:style-name="T5">concatenação</text:span> na presença de uma string.</text:p>
        </text:list-item>
      </text:list>
      <text:p text:style-name="P73"/>
      <text:p text:style-name="P73"/>
      <text:p text:style-name="P73"/>
      <text:h text:style-name="Heading_20_1" text:outline-level="1"><text:bookmark-start text:name="__RefHeading___Toc2288_3828932059"/><text:soft-page-break/>O Operador Ternário em JavaScript<text:bookmark-end text:name="__RefHeading___Toc2288_3828932059"/></text:h>
      <text:p text:style-name="Text_20_body"/>
      <text:h text:style-name="P12" text:outline-level="3">1.0 Introdução: Simplificando a Lógica Condicional</text:h>
      <text:p text:style-name="P7"/>
      <text:p text:style-name="P45">O operador ternário, também conhecido como <text:span text:style-name="Source_20_Text">if ternário</text:span> ou condição ternária, é uma construção fundamental em JavaScript projetada para simplificar a escrita de lógicas condicionais. Seu propósito principal é oferecer uma alternativa mais compacta e direta para estruturas <text:span text:style-name="Source_20_Text">if/else</text:span> simples, reduzindo a verbosidade do código. Em vez de escrever um bloco de várias linhas para um teste lógico simples, o operador ternário permite que a mesma decisão seja expressa em uma única linha.</text:p>
      <text:p text:style-name="P45"/>
      <text:p text:style-name="P45">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45"/>
      <text:h text:style-name="P12" text:outline-level="3">2.0 A Sintaxe Fundamental do Operador Ternário</text:h>
      <text:p text:style-name="P7"/>
      <text:p text:style-name="P45">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45"/>
      <text:p text:style-name="P74"><text:span text:style-name="Source_20_Text">teste_lógico ? retorno_se_verdadeiro : retorno_se_falso</text:span></text:p>
      <text:p text:style-name="P45"><text:span text:style-name="Source_20_Text"/></text:p>
      <text:p text:style-name="P45">Cada componente desta estrutura desempenha um papel específico:</text:p>
      <text:p text:style-name="P45"/>
      <text:list text:style-name="L17">
        <text:list-item>
          <text:p text:style-name="P75"><text:span text:style-name="Source_20_Text"><text:span text:style-name="T5">teste_lógico</text:span></text:span>: Esta é a expressão ou condição que será avaliada. É importante entender que o JavaScript avalia uma ampla gama de valores em um contexto booleano. Valores como <text:span text:style-name="Source_20_Text">0</text:span>, <text:span text:style-name="Source_20_Text">""</text:span> (string vazia), <text:span text:style-name="Source_20_Text">null</text:span> e <text:span text:style-name="Source_20_Text">undefined</text:span> são considerados <text:span text:style-name="Source_20_Text"><text:span text:style-name="T5">falsy</text:span></text:span> (falsos). Por outro lado, números diferentes de zero, strings não vazias e objetos são considerados <text:span text:style-name="Source_20_Text"><text:span text:style-name="T5">truthy</text:span></text:span> (verdadeiros).</text:p>
        </text:list-item>
        <text:list-item>
          <text:p text:style-name="P75"><text:span text:style-name="Source_20_Text"><text:span text:style-name="T5">?</text:span></text:span>: Este símbolo de interrogação marca o início do operador ternário, separando o teste lógico dos possíveis valores de retorno.</text:p>
        </text:list-item>
        <text:list-item>
          <text:p text:style-name="P75"><text:span text:style-name="Source_20_Text"><text:span text:style-name="T5">retorno_se_verdadeiro</text:span></text:span>: Este é o valor ou a expressão que será retornada caso o <text:span text:style-name="Source_20_Text">teste_lógico</text:span> seja avaliado como <text:span text:style-name="Source_20_Text">truthy</text:span>.</text:p>
        </text:list-item>
        <text:list-item>
          <text:p text:style-name="P75"><text:span text:style-name="Source_20_Text"><text:span text:style-name="T5">:</text:span></text:span>: O símbolo de dois pontos atua como um separador, distinguindo o retorno para o caso verdadeiro do retorno para o caso falso.</text:p>
        </text:list-item>
        <text:list-item>
          <text:p text:style-name="P75"><text:span text:style-name="Source_20_Text"><text:span text:style-name="T5">retorno_se_falso</text:span></text:span>: Este é o valor ou a expressão que será retornada se o <text:span text:style-name="Source_20_Text">teste_lógico</text:span> for avaliado como <text:span text:style-name="Source_20_Text">falsy</text:span>.</text:p>
        </text:list-item>
      </text:list>
      <text:p text:style-name="P45"/>
      <text:p text:style-name="P45">Com essa estrutura em mente, podemos agora analisar como essa sintaxe se traduz em cenários práticos e compreensíveis.</text:p>
      <text:p text:style-name="P45"/>
      <text:h text:style-name="P12" text:outline-level="3">3.0 Análise de Casos de Uso Práticos</text:h>
      <text:p text:style-name="P7"/>
      <text:p text:style-name="P45">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45"/>
      <text:p text:style-name="P45"/>
      <text:h text:style-name="P31" text:outline-level="4"><text:soft-page-break/>3.1.1 Exemplo 1: Verificação de Número Par ou Ímpar</text:h>
      <text:p text:style-name="P7"/>
      <text:p text:style-name="P45">Uma tarefa comum é determinar se um número é par ou ímpar. Tradicionalmente, isso seria feito com uma estrutura <text:span text:style-name="Source_20_Text">if/else</text:span> e o operador de módulo (<text:span text:style-name="Source_20_Text">%</text:span>), que retorna o resto de uma divisão.</text:p>
      <text:p text:style-name="P45"/>
      <text:p text:style-name="P74"><text:span text:style-name="T5">Abordagem com </text:span><text:span text:style-name="Source_20_Text"><text:span text:style-name="T5">if/else</text:span></text:span><text:span text:style-name="T5">:</text:span></text:p>
      <text:p text:style-name="P54"><text:span text:style-name="Source_20_Text">let num = 10;</text:span></text:p>
      <text:p text:style-name="P54"><text:span text:style-name="Source_20_Text">let resto = num % 2;</text:span></text:p>
      <text:p text:style-name="P54"/>
      <text:p text:style-name="P54"><text:span text:style-name="Source_20_Text">if (resto == 0) {</text:span></text:p>
      <text:p text:style-name="P54"><text:span text:style-name="Source_20_Text"><text:s text:c="4"/>console.log('par');</text:span></text:p>
      <text:p text:style-name="P54"><text:span text:style-name="Source_20_Text">} else {</text:span></text:p>
      <text:p text:style-name="P54"><text:span text:style-name="Source_20_Text"><text:s text:c="4"/>console.log('ímpar');</text:span></text:p>
      <text:p text:style-name="P54"><text:span text:style-name="Source_20_Text">}</text:span></text:p>
      <text:p text:style-name="P10"><text:span text:style-name="Source_20_Text"/></text:p>
      <text:p text:style-name="P45">Ao tentar converter isso para um operador ternário, nossa primeira intuição poderia ser usar a expressão <text:span text:style-name="Source_20_Text">num % 2</text:span> diretamente como o teste lógico. Vamos analisar o que acontece:</text:p>
      <text:p text:style-name="P45"/>
      <text:p text:style-name="P54"><text:span text:style-name="Source_20_Text">let num = 10;</text:span></text:p>
      <text:p text:style-name="P54"><text:span text:style-name="Source_20_Text">// Tentativa intuitiva, mas incorreta</text:span></text:p>
      <text:p text:style-name="P54"><text:span text:style-name="Source_20_Text">let resultado = num % 2 ? 'par' : 'ímpar';</text:span></text:p>
      <text:p text:style-name="P54"><text:span text:style-name="Source_20_Text"/></text:p>
      <text:p text:style-name="P54">console.log(resultado); // Saída inesperada: ímpar</text:p>
      <text:p text:style-name="P10"><text:span text:style-name="Source_20_Text"/></text:p>
      <text:p text:style-name="P45">Por que isso resulta em <text:span text:style-name="Source_20_Text">'ímpar'</text:span>? A resposta está nos conceitos de <text:span text:style-name="T6">truthy</text:span> e <text:span text:style-name="T6">falsy</text:span> em JavaScript. A expressão <text:span text:style-name="Source_20_Text">num % 2</text:span> com <text:span text:style-name="Source_20_Text">num = 10</text:span> resulta em <text:span text:style-name="Source_20_Text">0</text:span>. No contexto de uma condição, JavaScript trata o valor <text:span text:style-name="Source_20_Text">0</text:span> como <text:span text:style-name="Source_20_Text">falsy</text:span> (falso). Portanto, o operador ternário executa o <text:span text:style-name="Source_20_Text">retorno_se_falso</text:span>, que é <text:span text:style-name="Source_20_Text">'ímpar'</text:span>. Por outro lado, se <text:span text:style-name="Source_20_Text">num</text:span> fosse <text:span text:style-name="Source_20_Text">11</text:span>, <text:span text:style-name="Source_20_Text">num % 2</text:span> resultaria em <text:span text:style-name="Source_20_Text">1</text:span>, que é um valor <text:span text:style-name="Source_20_Text">truthy</text:span> (verdadeiro), e o retorno seria <text:span text:style-name="Source_20_Text">'par'</text:span>, o que também estaria incorreto. Para corrigir a lógica, precisamos inverter o resultado booleano da expressão. Podemos fazer isso com o operador de negação (<text:span text:style-name="Source_20_Text">!</text:span>), que transforma um valor <text:span text:style-name="Source_20_Text">falsy</text:span> em <text:span text:style-name="Source_20_Text">true</text:span> e um <text:span text:style-name="Source_20_Text">truthy</text:span> em <text:span text:style-name="Source_20_Text">false</text:span>.</text:p>
      <text:p text:style-name="P45"/>
      <text:p text:style-name="P76">Solução correta com Operador Ternário:</text:p>
      <text:p text:style-name="P54"><text:span text:style-name="Source_20_Text">let num = 10;</text:span></text:p>
      <text:p text:style-name="P54"><text:span text:style-name="Source_20_Text">let resultado = !(num % 2) ? 'par' : 'ímpar';</text:span></text:p>
      <text:p text:style-name="P54"/>
      <text:p text:style-name="P54"><text:span text:style-name="Source_20_Text">console.log(resultado); // Saída correta: par</text:span></text:p>
      <text:p text:style-name="P10"><text:span text:style-name="Source_20_Text"/></text:p>
      <text:p text:style-name="P45">Agora, quando <text:span text:style-name="Source_20_Text">num % 2</text:span> resulta em <text:span text:style-name="Source_20_Text">0</text:span> (<text:span text:style-name="Source_20_Text">falsy</text:span>), a negação <text:span text:style-name="Source_20_Text">!0</text:span> o transforma em <text:span text:style-name="Source_20_Text">true</text:span>, fazendo com que o ternário retorne <text:span text:style-name="Source_20_Text">'par'</text:span> corretamente. Este exemplo é uma excelente lição sobre como a coerção de tipos do JavaScript impacta a lógica condicional.</text:p>
      <text:p text:style-name="P45"/>
      <text:h text:style-name="P31" text:outline-level="4">3.1.2 Exemplo 2: Aprimorando Retornos Booleanos</text:h>
      <text:p text:style-name="P7"/>
      <text:p text:style-name="P45">O operador ternário é excelente para fornecer saídas mais descritivas do que os valores booleanos padrão <text:span text:style-name="Source_20_Text">true</text:span> e <text:span text:style-name="Source_20_Text">false</text:span>. Imagine que você precisa exibir o resultado de uma comparação para um usuário.</text:p>
      <text:p text:style-name="P54"><text:soft-page-break/><text:span text:style-name="Source_20_Text">let num1 = 10;</text:span></text:p>
      <text:p text:style-name="P54"><text:span text:style-name="Source_20_Text">let num2 = 5;</text:span></text:p>
      <text:p text:style-name="P54"/>
      <text:p text:style-name="P54"><text:span text:style-name="Source_20_Text">// Em vez de retornar true, retorna uma string descritiva</text:span></text:p>
      <text:p text:style-name="P54"><text:span text:style-name="Source_20_Text">let resultado = num1 &gt; num2 ? 'verdadeiro' : 'falso';</text:span></text:p>
      <text:p text:style-name="P54"/>
      <text:p text:style-name="P54"><text:span text:style-name="Source_20_Text">console.log(resultado); // Saída: verdadeiro</text:span></text:p>
      <text:p text:style-name="P10"><text:span text:style-name="Source_20_Text"/></text:p>
      <text:p text:style-name="P45">Neste caso, em vez de o programa retornar o booleano <text:span text:style-name="Source_20_Text">true</text:span>, ele retorna a string <text:span text:style-name="Source_20_Text">"verdadeiro"</text:span>. Essa abordagem melhora significativamente a clareza do resultado para o usuário final, tornando a informação mais amigável e compreensível.</text:p>
      <text:p text:style-name="P45"/>
      <text:h text:style-name="P31" text:outline-level="4">3.1.3 Exemplo 3: Tratamento de Dados do "Mundo Real"</text:h>
      <text:p text:style-name="P7"/>
      <text:p text:style-name="P45">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45"/>
      <text:p text:style-name="P54"><text:span text:style-name="Source_20_Text">// Valor que poderia vir de um banco de dados</text:span></text:p>
      <text:p text:style-name="P54"><text:span text:style-name="Source_20_Text">let status = 'A';</text:span></text:p>
      <text:p text:style-name="P54"/>
      <text:p text:style-name="P54"><text:span text:style-name="Source_20_Text">// Transforma o código em uma string legível para o usuário</text:span></text:p>
      <text:p text:style-name="P54"><text:span text:style-name="Source_20_Text">let statusFormatado = status === 'A' ? 'ativo' : 'inativo';</text:span></text:p>
      <text:p text:style-name="P54"/>
      <text:p text:style-name="P54"><text:span text:style-name="Source_20_Text">console.log(statusFormatado); // Saída: ativo</text:span></text:p>
      <text:p text:style-name="P10"><text:span text:style-name="Source_20_Text"/></text:p>
      <text:p text:style-name="P45">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45"/>
      <text:h text:style-name="P12" text:outline-level="3">4.0 Principais Vantagens e Quando Utilizar</text:h>
      <text:p text:style-name="P7"/>
      <text:p text:style-name="P45">Além de compreender a sintaxe, é fundamental entender o valor estratégico de usar o operador ternário e em quais situações ele realmente se destaca. Seu uso correto pode levar a um código mais limpo e de fácil manutenção.</text:p>
      <text:p text:style-name="P45">Os principais benefícios do operador ternário incluem:</text:p>
      <text:p text:style-name="P45"/>
      <text:list text:style-name="L18">
        <text:list-item>
          <text:p text:style-name="P77"><text:span text:style-name="T5">Conciliação e Legibilidade:</text:span> Para condicionais simples que resultam em um de dois valores, o operador ternário reduz blocos <text:span text:style-name="Source_20_Text">if/else</text:span> de várias linhas a uma única expressão clara e direta. Isso limpa o código e torna a intenção do desenvolvedor imediatamente óbvia.</text:p>
        </text:list-item>
        <text:list-item>
          <text:p text:style-name="P77"><text:span text:style-name="T5">Tratamento de Retornos:</text:span> É uma ferramenta extremamente eficaz para formatar saídas. Como visto nos exemplos, ele permite transformar valores brutos, como booleanos (<text:span text:style-name="Source_20_Text">true</text:span>/<text:span text:style-name="Source_20_Text">false</text:span>) ou códigos de status (<text:span text:style-name="Source_20_Text">'A'</text:span>, <text:span text:style-name="Source_20_Text">'I'</text:span>), em strings amigáveis e descritivas para o usuário final.</text:p>
        </text:list-item>
        <text:list-item>
          <text:p text:style-name="P77"><text:span text:style-name="T5">Aplicações no DOM:</text:span> O operador é particularmente útil ao manipular o DOM (Document Object Model). Ele permite a inserção direta de texto formatado em elementos da página com base em uma condição. Em vez de escrever um <text:span text:style-name="Source_20_Text">if</text:span> de várias linhas para depois atualizar um elemento, você pode incorporar o ternário diretamente na atribuição. Por exemplo: <text:span text:style-name="Source_20_Text">userStatusElement.textContent = (user.isActive ? 'Online' : 'Offline');</text:span>.</text:p>
        </text:list-item>
      </text:list>
      <text:p text:style-name="P45"><text:soft-page-break/>Compreender essas vantagens ajuda a identificar os momentos ideais para aplicar o operador, otimizando o código e melhorando a experiência do usuário.</text:p>
      <text:p text:style-name="P45"/>
      <text:h text:style-name="P12" text:outline-level="3">5.0 Conclusão</text:h>
      <text:p text:style-name="P7"/>
      <text:p text:style-name="P45">O operador ternário é, sem dúvida, uma ferramenta poderosa e eficiente no arsenal de um desenvolvedor JavaScript. Embora não substitua a necessidade de estruturas <text:span text:style-name="Source_20_Text">if/else</text:span>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p>
      <text:p text:style-name="P73"/>
      <text:h text:style-name="Heading_20_1" text:outline-level="1"><text:bookmark-start text:name="__RefHeading___Toc2290_3828932059"/>O Operador <text:span text:style-name="Source_20_Text">typeof</text:span> em JavaScript<text:bookmark-end text:name="__RefHeading___Toc2290_3828932059"/></text:h>
      <text:p text:style-name="Text_20_body"/>
      <text:h text:style-name="P12" text:outline-level="3">1. Introdução ao Operador <text:span text:style-name="Source_20_Text">typeof</text:span></text:h>
      <text:p text:style-name="P7"><text:span text:style-name="Source_20_Text"/></text:p>
      <text:p text:style-name="P45">O <text:span text:style-name="Source_20_Text">typeof</text:span>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p>
      <text:p text:style-name="P45"/>
      <text:p text:style-name="P45">O propósito essencial do <text:span text:style-name="Source_20_Text">typeof</text:span> é retornar uma string que representa o tipo do valor analisado. Ao utilizá-lo, é possível saber com exatidão se uma variável armazena um número, uma string, um booleano ou um objeto, entre outros tipos. Essa verificação é crucial para evitar erros inesperados, como tentar realizar operações matemáticas em uma string ou acessar propriedades de um valor que não é um objeto.</text:p>
      <text:p text:style-name="P45"/>
      <text:p text:style-name="P45">A seguir, demonstraremos o funcionamento prático do operador por meio de exemplos claros que ilustram seu comportamento com diferentes tipos de dados.</text:p>
      <text:p text:style-name="P45"/>
      <text:h text:style-name="P12" text:outline-level="3">2. Demonstração Prática: Identificando Tipos de Variáveis</text:h>
      <text:p text:style-name="P7"/>
      <text:p text:style-name="P45">Para ilustrar o funcionamento do <text:span text:style-name="Source_20_Text">typeof</text:span> de maneira concreta, a demonstração se baseia em um cenário com quatro variáveis distintas. O exemplo expõe um problema comum: a ambiguidade de valores. Se as variáveis <text:span text:style-name="Source_20_Text">v1</text:span> (com o número <text:span text:style-name="Source_20_Text">10</text:span>) e <text:span text:style-name="Source_20_Text">v2</text:span> (com a string <text:span text:style-name="Source_20_Text">"10"</text:span>) fossem impressas no console, ambas apareceriam como <text:span text:style-name="Source_20_Text">10</text:span>, ocultando sua diferença fundamental de tipo. É precisamente para resolver essa incerteza que o operador <text:span text:style-name="Source_20_Text">typeof</text:span> se torna uma ferramenta indispensável.</text:p>
      <text:p text:style-name="P45"/>
      <text:h text:style-name="P31" text:outline-level="4">Cenário de Teste</text:h>
      <text:p text:style-name="P7"/>
      <text:p text:style-name="P45">As seguintes variáveis foram utilizadas para a análise:</text:p>
      <text:p text:style-name="P45"/>
      <text:list text:style-name="L19">
        <text:list-item>
          <text:p text:style-name="P78"><text:span text:style-name="Source_20_Text">v1 = 10;</text:span></text:p>
        </text:list-item>
        <text:list-item>
          <text:p text:style-name="P78"><text:span text:style-name="Source_20_Text">v2 = "10";</text:span></text:p>
        </text:list-item>
        <text:list-item>
          <text:p text:style-name="P78"><text:span text:style-name="Source_20_Text">v3 = (v1 == v2);</text:span></text:p>
        </text:list-item>
        <text:list-item>
          <text:p text:style-name="P78"><text:span text:style-name="Source_20_Text">v4 = { nome: "Bruno" };</text:span></text:p>
        </text:list-item>
      </text:list>
      <text:p text:style-name="P45"><text:span text:style-name="Source_20_Text"/></text:p>
      <text:p text:style-name="P45"><text:span text:style-name="Source_20_Text"/></text:p>
      <text:p text:style-name="P45"><text:span text:style-name="Source_20_Text"/></text:p>
      <text:h text:style-name="P31" text:outline-level="4"><text:soft-page-break/>Análise dos Resultados</text:h>
      <text:p text:style-name="P7"/>
      <text:p text:style-name="P45">A aplicação do operador <text:span text:style-name="Source_20_Text">typeof</text:span> em cada uma das variáveis produziu os seguintes resultados, que confirmam a capacidade do operador de diferenciar os tipos de dados, mesmo quando os valores parecem semelhantes.</text:p>
      <text:p text:style-name="P45"/>
      <table:table table:name="Tabela10" table:style-name="Tabela10">
        <table:table-column table:style-name="Tabela10.A" table:number-columns-repeated="3"/>
        <table:table-row>
          <table:table-cell table:style-name="Tabela10.A1" office:value-type="string">
            <text:p text:style-name="P51">Variável</text:p>
          </table:table-cell>
          <table:table-cell table:style-name="Tabela10.B1" office:value-type="string">
            <text:p text:style-name="P51">Valor de Exemplo</text:p>
          </table:table-cell>
          <table:table-cell table:style-name="Tabela10.B1" office:value-type="string">
            <text:p text:style-name="P51">Tipo Retornado (<text:span text:style-name="Source_20_Text">typeof</text:span>)</text:p>
          </table:table-cell>
        </table:table-row>
        <table:table-row>
          <table:table-cell table:style-name="Tabela10.A2" office:value-type="string">
            <text:p text:style-name="P51"><text:span text:style-name="Source_20_Text">v1</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number</text:span></text:p>
          </table:table-cell>
        </table:table-row>
        <table:table-row>
          <table:table-cell table:style-name="Tabela10.A2" office:value-type="string">
            <text:p text:style-name="P51"><text:span text:style-name="Source_20_Text">v2</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string</text:span></text:p>
          </table:table-cell>
        </table:table-row>
        <table:table-row>
          <table:table-cell table:style-name="Tabela10.A2" office:value-type="string">
            <text:p text:style-name="P51"><text:span text:style-name="Source_20_Text">v3</text:span></text:p>
          </table:table-cell>
          <table:table-cell table:style-name="Tabela10.B2" office:value-type="string">
            <text:p text:style-name="P51"><text:span text:style-name="Source_20_Text">true</text:span></text:p>
          </table:table-cell>
          <table:table-cell table:style-name="Tabela10.B2" office:value-type="string">
            <text:p text:style-name="P51"><text:span text:style-name="Source_20_Text">boolean</text:span></text:p>
          </table:table-cell>
        </table:table-row>
        <table:table-row>
          <table:table-cell table:style-name="Tabela10.A5" office:value-type="string">
            <text:p text:style-name="P51"><text:span text:style-name="Source_20_Text">v4</text:span></text:p>
          </table:table-cell>
          <table:table-cell table:style-name="Tabela10.B5" office:value-type="string">
            <text:p text:style-name="P51"><text:span text:style-name="Source_20_Text">{nome: "Bruno"}</text:span></text:p>
          </table:table-cell>
          <table:table-cell table:style-name="Tabela10.B5" office:value-type="string">
            <text:p text:style-name="P51"><text:span text:style-name="Source_20_Text">object</text:span></text:p>
          </table:table-cell>
        </table:table-row>
      </table:table>
      <text:list text:style-name="L20">
        <text:list-header>
          <text:p text:style-name="P79"/>
        </text:list-header>
        <text:list-item>
          <text:p text:style-name="P80"><text:span text:style-name="T5">Para </text:span><text:span text:style-name="Source_20_Text"><text:span text:style-name="T5">v1</text:span></text:span>, o operador corretamente retornou <text:span text:style-name="Source_20_Text">number</text:span>, pois a variável armazena um valor numérico literal.</text:p>
        </text:list-item>
        <text:list-item>
          <text:p text:style-name="P80"><text:span text:style-name="T5">Para </text:span><text:span text:style-name="Source_20_Text"><text:span text:style-name="T5">v2</text:span></text:span>, o resultado foi <text:span text:style-name="Source_20_Text">string</text:span>. Este caso destaca uma distinção crucial: embora o conteúdo visual seja "10", o uso de aspas o define como um texto, não um número, e o <text:span text:style-name="Source_20_Text">typeof</text:span> identifica essa diferença com precisão.</text:p>
        </text:list-item>
        <text:list-item>
          <text:p text:style-name="P80"><text:span text:style-name="T5">Para </text:span><text:span text:style-name="Source_20_Text"><text:span text:style-name="T5">v3</text:span></text:span>, o tipo retornado foi <text:span text:style-name="Source_20_Text">boolean</text:span>. É fundamental notar que o valor de <text:span text:style-name="Source_20_Text">v3</text:span> é <text:span text:style-name="Source_20_Text">true</text:span>. Isso ocorre porque o operador de igualdade frouxa (<text:span text:style-name="Source_20_Text">==</text:span>) realiza a <text:span text:style-name="T5">coerção de tipo</text:span>, convertendo a string <text:span text:style-name="Source_20_Text">"10"</text:span> para um número antes da comparação. Este comportamento reforça a importância do <text:span text:style-name="Source_20_Text">typeof</text:span>, pois ele nos permite ver a diferença de tipo que operadores como <text:span text:style-name="Source_20_Text">==</text:span> podem esconder, prevenindo bugs ao usar comparações estritas (<text:span text:style-name="Source_20_Text">===</text:span>).</text:p>
        </text:list-item>
        <text:list-item>
          <text:p text:style-name="P80"><text:span text:style-name="T5">Para </text:span><text:span text:style-name="Source_20_Text"><text:span text:style-name="T5">v4</text:span></text:span>, o operador retornou <text:span text:style-name="Source_20_Text">object</text:span>, identificando que a variável contém uma estrutura de dados mais complexa, neste caso, um objeto literal.</text:p>
          <text:p text:style-name="P80"/>
        </text:list-item>
      </text:list>
      <text:p text:style-name="P45">Esta demonstração prática valida a eficácia do <text:span text:style-name="Source_20_Text">typeof</text:span> como uma ferramenta de diagnóstico. No entanto, é importante conhecer algumas de suas particularidades para utilizá-lo corretamente.</text:p>
      <text:p text:style-name="P45"/>
      <text:h text:style-name="P12" text:outline-level="3">3. Ponto de Atenção: Tratamento de Valores Numéricos</text:h>
      <text:p text:style-name="P7"/>
      <text:p text:style-name="P45">Apesar de sua simplicidade, o operador <text:span text:style-name="Source_20_Text">typeof</text:span> possui comportamentos específicos que todo desenvolvedor JavaScript deve conhecer para evitar suposições incorretas. Compreender essas nuances é essencial para a escrita de um código robusto e livre de falhas.</text:p>
      <text:p text:style-name="P45"/>
      <text:p text:style-name="P45">A principal observação sobre o seu funcionamento diz respeito a como ele lida com valores numéricos. O <text:span text:style-name="Source_20_Text">typeof</text:span> não faz distinção entre números inteiros e números de ponto flutuante (decimais). Para o JavaScript, ambos os formatos pertencem a um único tipo de dado numérico.</text:p>
      <text:p text:style-name="P45"/>
      <text:p text:style-name="P45">Para reforçar este ponto, considere o seguinte: <text:span text:style-name="T5">Qualquer valor numérico, seja inteiro ou com casas decimais, sempre resultará no tipo </text:span><text:span text:style-name="Source_20_Text"><text:span text:style-name="T5">number</text:span></text:span>.</text:p>
      <text:p text:style-name="P45"/>
      <text:p text:style-name="P54"><text:span text:style-name="Source_20_Text">typeof 10; <text:s text:c="5"/>// Retorna "number"</text:span></text:p>
      <text:p text:style-name="P54"><text:span text:style-name="Source_20_Text">typeof 3.14; <text:s text:c="3"/>// Retorna "number"</text:span></text:p>
      <text:p text:style-name="P54"><text:span text:style-name="Source_20_Text">typeof -100; <text:s text:c="3"/>// Retorna "number"</text:span></text:p>
      <text:p text:style-name="P10"><text:span text:style-name="Source_20_Text"/></text:p>
      <text:p text:style-name="P45">O operador identifica a natureza numérica do dado, mas não oferece detalhes sobre sua precisão (inteiro vs. Float).</text:p>
      <text:p text:style-name="P45"/>
      <text:h text:style-name="P12" text:outline-level="3">4. Conclusão: Principais Aprendizados</text:h>
      <text:p text:style-name="P7"/>
      <text:p text:style-name="P45">O operador <text:span text:style-name="Source_20_Text">typeof</text:span> se consolida como uma ferramenta fundamental e de uso simples no ecossistema JavaScript. Ele oferece um mecanismo direto e eficaz para a verificação de tipos, sendo um recurso indispensável para a depuração e <text:soft-page-break/>para a construção de lógicas condicionais seguras.Os principais aprendizados sobre seu uso podem ser sintetizados nos seguintes pontos:</text:p>
      <text:p text:style-name="P45"/>
      <text:list text:style-name="L21">
        <text:list-item>
          <text:p text:style-name="P81"><text:span text:style-name="T5">Operador Unário:</text:span> O <text:span text:style-name="Source_20_Text">typeof</text:span> é um operador unário que analisa o operando à sua direita e retorna uma string que descreve seu tipo de dado.</text:p>
        </text:list-item>
        <text:list-item>
          <text:p text:style-name="P81"><text:span text:style-name="T5">Identificação de Tipos Primitivos:</text:span> Ele identifica com precisão os tipos <text:span text:style-name="Source_20_Text">number</text:span>, <text:span text:style-name="Source_20_Text">string</text:span> e <text:span text:style-name="Source_20_Text">boolean</text:span>, além de estruturas como <text:span text:style-name="Source_20_Text">object</text:span> (embora seja importante notar que ele retorna <text:span text:style-name="Source_20_Text">"object"</text:span> para vários tipos de dados, como arrays e <text:span text:style-name="Source_20_Text">null</text:span>, exigindo verificações adicionais em cenários complexos).</text:p>
        </text:list-item>
        <text:list-item>
          <text:p text:style-name="P81"><text:span text:style-name="T5">Simplicidade e Utilidade:</text:span> Trata-se de uma ferramenta de fácil aplicação e essencial para garantir a integridade dos tipos de dados durante o desenvolvimento e a manutenção do código.</text:p>
          <text:p text:style-name="P81"/>
        </text:list-item>
      </text:list>
      <text:p text:style-name="P45">Em resumo, dominar o uso do <text:span text:style-name="Source_20_Text">typeof</text:span> é um passo importante para escrever um código JavaScript mais robusto, previsível e menos suscetível a erros de tipo.</text:p>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4T10:22:11.372753189</dc:date>
    <meta:editing-duration>PT6H35M16S</meta:editing-duration>
    <meta:editing-cycles>10</meta:editing-cycles>
    <meta:generator>LibreOffice/25.8.4.2$Linux_X86_64 LibreOffice_project/290daaa01b999472f0c7a3890eb6a550fd74c6df</meta:generator>
    <meta:document-statistic meta:table-count="10" meta:image-count="0" meta:object-count="0" meta:page-count="26" meta:paragraph-count="580" meta:word-count="9465" meta:character-count="57920" meta:non-whitespace-character-count="49046"/>
  </office:meta>
</office:document-meta>
</file>